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40000007242A307C1.png" manifest:media-type=""/>
  <manifest:file-entry manifest:full-path="Pictures/1000020100000054000000527685DE82.png" manifest:media-type=""/>
  <manifest:file-entry manifest:full-path="Pictures/10000000000003F0000001F277F34877.png" manifest:media-type=""/>
  <manifest:file-entry manifest:full-path="Pictures/10000201000000540000005294B49A5D.png" manifest:media-type=""/>
  <manifest:file-entry manifest:full-path="Pictures/100000000000048A0000019C40503CD7.png" manifest:media-type=""/>
  <manifest:file-entry manifest:full-path="Pictures/10000000000005EA000004DE278799D6.png" manifest:media-type=""/>
  <manifest:file-entry manifest:full-path="Pictures/1000000000000336000001C495E3C742.png" manifest:media-type=""/>
  <manifest:file-entry manifest:full-path="Pictures/100000000000048A000001547A999BD7.png" manifest:media-type=""/>
  <manifest:file-entry manifest:full-path="Pictures/10000000000002BE000000CC150B9A08.png" manifest:media-type=""/>
  <manifest:file-entry manifest:full-path="Pictures/100000000000048C0000023011565863.png" manifest:media-type=""/>
  <manifest:file-entry manifest:full-path="Pictures/10000201000001FE00000216AEBC388D.png" manifest:media-type=""/>
  <manifest:file-entry manifest:full-path="Pictures/10000000000003A8000002AD43DE6D4F.png" manifest:media-type=""/>
  <manifest:file-entry manifest:full-path="Pictures/10000000000003CE000001F4552B80BF.png" manifest:media-type=""/>
  <manifest:file-entry manifest:full-path="Pictures/100000000000019C0000011107ACF7B2.png" manifest:media-type=""/>
  <manifest:file-entry manifest:full-path="Pictures/10000000000002B6000001FC0637E8C6.png" manifest:media-type=""/>
  <manifest:file-entry manifest:full-path="Pictures/10000000000003FC00000076F8BE9583.png" manifest:media-type=""/>
  <manifest:file-entry manifest:full-path="Pictures/10000201000000540000005245820A86.png" manifest:media-type=""/>
  <manifest:file-entry manifest:full-path="Pictures/10000000000006A00000051444703E70.png" manifest:media-type=""/>
  <manifest:file-entry manifest:full-path="Pictures/10000000000005EA000004224155369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0" style:family="table">
      <style:table-properties style:width="16.51cm" fo:break-before="auto" fo:break-after="auto" table:align="margins" fo:keep-with-next="auto" style:may-break-between-rows="true" style:writing-mode="lr-tb"/>
    </style:style>
    <style:style style:name="Tabelle10.A" style:family="table-column">
      <style:table-column-properties style:column-width="5.503cm" style:rel-column-width="21845*"/>
    </style:style>
    <style:style style:name="Tabelle10.1" style:family="table-row">
      <style:table-row-properties fo:keep-together="always"/>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6" style:family="table">
      <style:table-properties style:width="16.487cm" fo:margin-left="0.176cm" table:align="left" style:writing-mode="lr-tb"/>
    </style:style>
    <style:style style:name="Tabelle6.A" style:family="table-column">
      <style:table-column-properties style:column-width="5.503cm"/>
    </style:style>
    <style:style style:name="Tabelle6.C" style:family="table-column">
      <style:table-column-properties style:column-width="5.48cm"/>
    </style:style>
    <style:style style:name="Tabelle6.A1" style:family="table-cell">
      <style:table-cell-properties style:vertical-align="top" fo:padding="0.176cm" fo:border="1pt solid #000000"/>
    </style:style>
    <style:style style:name="Tabelle6.A2" style:family="table-cell">
      <style:table-cell-properties style:vertical-align="top" fo:padding="0.176cm" fo:border-left="1pt solid #000000" fo:border-right="1pt solid #000000" fo:border-top="none" fo:border-bottom="1pt solid #000000"/>
    </style:style>
    <style:style style:name="Tabelle6.B3" style:family="table-cell">
      <style:table-cell-properties style:vertical-align="" fo:padding="0.176cm" fo:border="1pt solid #000000"/>
    </style:style>
    <style:style style:name="Tabelle6.B4" style:family="table-cell">
      <style:table-cell-properties style:vertical-align="" fo:padding="0.176cm" fo:border-left="1pt solid #000000" fo:border-right="1pt solid #000000" fo:border-top="none" fo:border-bottom="1pt solid #000000"/>
    </style:style>
    <style:style style:name="Tabelle7" style:family="table">
      <style:table-properties style:width="16.51cm" fo:margin-left="0.176cm" table:align="left" style:writing-mode="lr-tb"/>
    </style:style>
    <style:style style:name="Tabelle7.A" style:family="table-column">
      <style:table-column-properties style:column-width="5.503cm"/>
    </style:style>
    <style:style style:name="Tabelle7.A1" style:family="table-cell">
      <style:table-cell-properties style:vertical-align="top" fo:padding="0.176cm" fo:border="1pt solid #000000"/>
    </style:style>
    <style:style style:name="Tabelle7.A3" style:family="table-cell">
      <style:table-cell-properties style:vertical-align="top" fo:padding="0.176cm" fo:border-left="1pt solid #000000" fo:border-right="1pt solid #000000"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5.503cm"/>
    </style:style>
    <style:style style:name="Tabelle8.A1" style:family="table-cell">
      <style:table-cell-properties style:vertical-align="top" fo:padding="0.176cm" fo:border="1pt solid #000000"/>
    </style:style>
    <style:style style:name="Tabelle9" style:family="table">
      <style:table-properties style:width="16.51cm" fo:margin-left="0.176cm" table:align="left" style:writing-mode="lr-tb"/>
    </style:style>
    <style:style style:name="Tabelle9.A" style:family="table-column">
      <style:table-column-properties style:column-width="5.503cm"/>
    </style:style>
    <style:style style:name="Tabelle9.A1" style:family="table-cell">
      <style:table-cell-properties style:vertical-align="top" fo:padding="0.176cm" fo:border="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P1" style:family="paragraph" style:parent-style-name="Header">
      <style:paragraph-properties fo:padding="0.049cm" fo:border-left="none" fo:border-right="none" fo:border-top="none" fo:border-bottom="0.06pt solid #000000" style:shadow="none"/>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115%" fo:break-before="auto" fo:break-after="auto" style:writing-mode="lr-tb"/>
      <style:text-properties officeooo:paragraph-rsid="001cd342"/>
    </style:style>
    <style:style style:name="P5" style:family="paragraph" style:parent-style-name="Standard">
      <style:paragraph-properties fo:line-height="115%" fo:break-before="auto" fo:break-after="auto" style:writing-mode="lr-tb"/>
      <style:text-properties officeooo:paragraph-rsid="0034d0de"/>
    </style:style>
    <style:style style:name="P6" style:family="paragraph" style:parent-style-name="Standard">
      <style:paragraph-properties fo:line-height="115%" fo:break-before="auto" fo:break-after="auto" style:writing-mode="lr-tb"/>
      <style:text-properties officeooo:paragraph-rsid="001ec449"/>
    </style:style>
    <style:style style:name="P7" style:family="paragraph" style:parent-style-name="Standard">
      <style:paragraph-properties fo:line-height="115%" fo:break-before="auto" fo:break-after="auto" style:writing-mode="lr-tb"/>
      <style:text-properties officeooo:paragraph-rsid="003f7867"/>
    </style:style>
    <style:style style:name="P8" style:family="paragraph" style:parent-style-name="Standard">
      <style:paragraph-properties fo:line-height="100%" fo:break-before="auto" fo:break-after="auto" style:writing-mode="lr-tb"/>
    </style:style>
    <style:style style:name="P9" style:family="paragraph" style:parent-style-name="Standard">
      <style:paragraph-properties fo:line-height="115%" fo:break-before="auto" fo:break-after="auto" style:writing-mode="lr-tb"/>
      <style:text-properties fo:color="#666666" fo:font-size="14pt" fo:font-style="italic" style:font-size-asian="14pt" style:font-style-asian="italic" style:font-size-complex="14pt" style:font-style-complex="italic"/>
    </style:style>
    <style:style style:name="P10"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11"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1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0ffeff" style:font-name-asian="Arial" style:font-size-asian="18pt" style:font-style-asian="normal" style:font-weight-asian="normal" style:font-name-complex="Arial" style:font-size-complex="18pt" style:font-style-complex="normal" style:font-weight-complex="normal"/>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195cb1" style:font-name-asian="Arial" style:font-size-asian="18pt" style:font-style-asian="normal" style:font-weight-asian="normal" style:font-name-complex="Arial" style:font-size-complex="18pt" style:font-style-complex="normal" style:font-weight-complex="normal"/>
    </style:style>
    <style:style style:name="P18"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0ffeff" style:font-name-asian="Arial" style:font-size-asian="18pt" style:font-style-asian="normal" style:font-weight-asian="normal" style:font-name-complex="Arial" style:font-size-complex="18pt" style:font-style-complex="normal" style:font-weight-complex="normal"/>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style:font-name-asian="Arial" style:font-size-asian="18pt" style:font-style-asian="normal" style:font-weight-asian="normal" style:font-name-complex="Arial" style:font-size-complex="18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officeooo:paragraph-rsid="0014c2e5" style:font-name-asian="Arial" style:font-size-asian="18pt" style:font-style-asian="normal" style:font-weight-asian="normal" style:font-name-complex="Arial" style:font-size-complex="18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95cb1" officeooo:paragraph-rsid="00195cb1" style:font-name-asian="Arial" style:font-size-asian="18pt" style:font-style-asian="normal" style:font-weight-asian="normal" style:font-name-complex="Arial" style:font-size-complex="18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79072" officeooo:paragraph-rsid="00279072" style:font-name-asian="Arial" style:font-size-asian="18pt" style:font-style-asian="normal" style:font-weight-asian="normal" style:font-name-complex="Arial" style:font-size-complex="18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b6431" officeooo:paragraph-rsid="002b6431" style:font-name-asian="Arial" style:font-size-asian="18pt" style:font-style-asian="normal" style:font-weight-asian="normal" style:font-name-complex="Arial" style:font-size-complex="18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195cb1"/>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2b6431" officeooo:paragraph-rsid="002b6431"/>
    </style:style>
    <style:style style:name="P28" style:family="paragraph" style:parent-style-name="Standard">
      <style:paragraph-properties fo:margin-top="0cm" fo:margin-bottom="0cm" style:contextual-spacing="false" fo:line-height="115%" fo:break-before="auto" fo:break-after="auto" style:writing-mode="lr-tb"/>
    </style:style>
    <style:style style:name="P29" style:family="paragraph" style:parent-style-name="Standard">
      <style:paragraph-properties fo:line-height="115%" style:writing-mode="lr-tb"/>
    </style:style>
    <style:style style:name="P30" style:family="paragraph" style:parent-style-name="Standard">
      <style:paragraph-properties fo:line-height="115%" style:writing-mode="lr-tb"/>
      <style:text-properties officeooo:paragraph-rsid="001ec449"/>
    </style:style>
    <style:style style:name="P31" style:family="paragraph" style:parent-style-name="Standard">
      <style:paragraph-properties fo:line-height="115%" style:writing-mode="lr-tb"/>
      <style:text-properties fo:font-size="18pt" style:font-size-asian="18pt" style:font-size-complex="18pt"/>
    </style:style>
    <style:style style:name="P32"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33" style:family="paragraph" style:parent-style-name="Title">
      <style:paragraph-properties fo:line-height="115%" fo:text-align="center" style:justify-single-word="false" style:writing-mode="lr-tb"/>
      <style:text-properties style:text-underline-style="solid" style:text-underline-width="auto" style:text-underline-color="font-color"/>
    </style:style>
    <style:style style:name="P34" style:family="paragraph" style:parent-style-name="Standard">
      <style:text-properties officeooo:rsid="00164e34" officeooo:paragraph-rsid="001cd342"/>
    </style:style>
    <style:style style:name="P35" style:family="paragraph" style:parent-style-name="Standard">
      <style:text-properties officeooo:paragraph-rsid="002b6431"/>
    </style:style>
    <style:style style:name="P36" style:family="paragraph" style:parent-style-name="Standard">
      <style:text-properties officeooo:rsid="002c5f83"/>
    </style:style>
    <style:style style:name="P37" style:family="paragraph" style:parent-style-name="Standard">
      <style:text-properties officeooo:rsid="002c5f83" officeooo:paragraph-rsid="002c5f83"/>
    </style:style>
    <style:style style:name="P38" style:family="paragraph" style:parent-style-name="Standard">
      <style:text-properties officeooo:rsid="0037c114"/>
    </style:style>
    <style:style style:name="P39" style:family="paragraph" style:parent-style-name="Standard">
      <style:text-properties officeooo:paragraph-rsid="0034b0e1"/>
    </style:style>
    <style:style style:name="P40" style:family="paragraph" style:parent-style-name="Text_20_body">
      <style:text-properties officeooo:rsid="0030843c" officeooo:paragraph-rsid="0030843c"/>
    </style:style>
    <style:style style:name="P41" style:family="paragraph" style:parent-style-name="Standard">
      <style:paragraph-properties fo:margin-left="0.023cm" fo:margin-right="0cm" fo:text-indent="-0.023cm" style:auto-text-indent="false">
        <style:tab-stops/>
      </style:paragraph-properties>
    </style:style>
    <style:style style:name="P42" style:family="paragraph" style:parent-style-name="Table_20_Contents">
      <style:text-properties officeooo:paragraph-rsid="003e0165"/>
    </style:style>
    <style:style style:name="P43" style:family="paragraph" style:parent-style-name="Table_20_Contents">
      <style:text-properties officeooo:rsid="003c27f0" officeooo:paragraph-rsid="003e0165"/>
    </style:style>
    <style:style style:name="P44" style:family="paragraph" style:parent-style-name="Contents_20_1">
      <style:paragraph-properties>
        <style:tab-stops>
          <style:tab-stop style:position="16.51cm" style:type="right" style:leader-style="dotted" style:leader-text="."/>
        </style:tab-stops>
      </style:paragraph-properties>
    </style:style>
    <style:style style:name="P45" style:family="paragraph" style:parent-style-name="Contents_20_4">
      <style:paragraph-properties>
        <style:tab-stops>
          <style:tab-stop style:position="15.91cm" style:type="right" style:leader-style="dotted" style:leader-text="."/>
        </style:tab-stops>
      </style:paragraph-properties>
    </style:style>
    <style:style style:name="P46" style:family="paragraph" style:parent-style-name="Contents_20_2">
      <style:paragraph-properties>
        <style:tab-stops>
          <style:tab-stop style:position="16.311cm" style:type="right" style:leader-style="dotted" style:leader-text="."/>
        </style:tab-stops>
      </style:paragraph-properties>
    </style:style>
    <style:style style:name="P47" style:family="paragraph" style:parent-style-name="Table_20_Heading">
      <style:text-properties officeooo:rsid="003c27f0" officeooo:paragraph-rsid="003e0165"/>
    </style:style>
    <style:style style:name="P48" style:family="paragraph" style:parent-style-name="Table_20_Heading">
      <style:text-properties officeooo:rsid="003e4fa2" officeooo:paragraph-rsid="003e4fa2"/>
    </style:style>
    <style:style style:name="P49" style:family="paragraph" style:parent-style-name="Contents_20_3">
      <style:paragraph-properties>
        <style:tab-stops>
          <style:tab-stop style:position="16.11cm" style:type="right" style:leader-style="dotted" style:leader-text="."/>
        </style:tab-stops>
      </style:paragraph-properties>
    </style:style>
    <style:style style:name="P50" style:family="paragraph" style:parent-style-name="Heading_20_1">
      <style:paragraph-properties fo:break-before="page"/>
    </style:style>
    <style:style style:name="P51" style:family="paragraph" style:parent-style-name="Heading_20_1">
      <style:paragraph-properties fo:line-height="115%" fo:break-before="page" style:writing-mode="lr-tb"/>
    </style:style>
    <style:style style:name="P52" style:family="paragraph" style:parent-style-name="Heading_20_1">
      <style:paragraph-properties fo:line-height="115%" fo:break-before="auto" fo:break-after="auto" style:writing-mode="lr-tb"/>
    </style:style>
    <style:style style:name="P53" style:family="paragraph" style:parent-style-name="Heading_20_2">
      <style:paragraph-properties fo:line-height="115%" fo:break-before="auto" fo:break-after="auto" style:writing-mode="lr-tb"/>
    </style:style>
    <style:style style:name="P54" style:family="paragraph" style:parent-style-name="Heading_20_2">
      <style:paragraph-properties fo:line-height="150%" fo:break-before="auto" fo:break-after="auto" style:writing-mode="lr-tb"/>
    </style:style>
    <style:style style:name="P55" style:family="paragraph" style:parent-style-name="Standard" style:master-page-name="Standard">
      <style:paragraph-properties style:page-number="auto">
        <style:tab-stops>
          <style:tab-stop style:position="16.487cm" style:type="right"/>
        </style:tab-stops>
      </style:paragraph-properties>
    </style:style>
    <style:style style:name="P56" style:family="paragraph" style:parent-style-name="Standard">
      <style:text-properties officeooo:paragraph-rsid="004bbab0"/>
    </style:style>
    <style:style style:name="P57" style:family="paragraph" style:parent-style-name="Standard">
      <style:paragraph-properties fo:line-height="115%" style:writing-mode="lr-tb"/>
      <style:text-properties fo:font-size="12pt" fo:font-style="normal" officeooo:rsid="004299b8" officeooo:paragraph-rsid="004299b8" style:font-size-asian="12pt" style:font-style-asian="normal" style:font-size-complex="12pt" style:font-style-complex="normal"/>
    </style:style>
    <style:style style:name="P58"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59" style:family="paragraph" style:parent-style-name="Standard" style:list-style-name="LS1">
      <style:paragraph-properties fo:margin-top="0cm" fo:margin-bottom="0cm" style:contextual-spacing="false" fo:line-height="115%" fo:break-before="auto" fo:break-after="auto" style:writing-mode="lr-tb"/>
      <style:text-properties officeooo:rsid="0024540d"/>
    </style:style>
    <style:style style:name="P60" style:family="paragraph" style:parent-style-name="Standard" style:list-style-name="LS1">
      <style:paragraph-properties fo:margin-top="0cm" fo:margin-bottom="0cm" style:contextual-spacing="false" fo:line-height="115%" fo:break-before="auto" fo:break-after="auto" style:writing-mode="lr-tb"/>
      <style:text-properties officeooo:paragraph-rsid="0024540d"/>
    </style:style>
    <style:style style:name="P61" style:family="paragraph" style:parent-style-name="Standard" style:list-style-name="LS1">
      <style:paragraph-properties fo:margin-top="0cm" fo:margin-bottom="0cm" style:contextual-spacing="false" fo:line-height="115%" style:writing-mode="lr-tb"/>
      <style:text-properties officeooo:paragraph-rsid="0024540d"/>
    </style:style>
    <style:style style:name="P62" style:family="paragraph" style:parent-style-name="Standard" style:list-style-name="LS1">
      <style:paragraph-properties fo:margin-top="0cm" fo:margin-bottom="0cm" style:contextual-spacing="false" fo:line-height="115%" style:writing-mode="lr-tb"/>
      <style:text-properties officeooo:rsid="0024540d" officeooo:paragraph-rsid="0024540d"/>
    </style:style>
    <style:style style:name="P63" style:family="paragraph" style:parent-style-name="Standard" style:list-style-name="LS1">
      <style:paragraph-properties fo:margin-top="0cm" fo:margin-bottom="0cm" style:contextual-spacing="false" fo:line-height="115%" style:writing-mode="lr-tb"/>
      <style:text-properties fo:font-size="15pt" officeooo:paragraph-rsid="0024540d" style:font-size-asian="15pt" style:font-size-complex="15pt"/>
    </style:style>
    <style:style style:name="P64" style:family="paragraph" style:parent-style-name="Standard" style:list-style-name="LS2">
      <style:paragraph-properties fo:margin-left="-0.023cm" fo:margin-right="0cm" fo:margin-top="0cm" fo:margin-bottom="0cm" style:contextual-spacing="false" fo:line-height="115%" fo:text-indent="-0.046cm" style:auto-text-indent="false" style:writing-mode="lr-tb">
        <style:tab-stops/>
      </style:paragraph-properties>
      <style:text-properties officeooo:paragraph-rsid="00305704"/>
    </style:style>
    <style:style style:name="P65" style:family="paragraph" style:parent-style-name="Title" style:master-page-name="Standard">
      <style:paragraph-properties fo:line-height="115%" fo:text-align="center" style:justify-single-word="false" style:page-number="auto" fo:break-before="auto" fo:break-after="auto" style:writing-mode="lr-tb"/>
      <style:text-properties style:text-underline-style="solid" style:text-underline-width="auto" style:text-underline-color="font-color"/>
    </style:style>
    <style:style style:name="P66" style:family="paragraph" style:parent-style-name="Heading_20_3">
      <style:text-properties officeooo:rsid="003f7867"/>
    </style:style>
    <style:style style:name="P67" style:family="paragraph" style:parent-style-name="Heading_20_3">
      <style:paragraph-properties fo:margin-top="0cm" fo:margin-bottom="0cm" style:contextual-spacing="false" fo:line-height="115%" fo:break-before="auto" fo:break-after="auto" style:writing-mode="lr-tb"/>
    </style:style>
    <style:style style:name="P68" style:family="paragraph" style:parent-style-name="Heading_20_3">
      <style:paragraph-properties fo:margin-top="0.494cm" fo:margin-bottom="0.141cm" style:contextual-spacing="false" fo:line-height="200%" fo:break-before="auto" fo:break-after="auto" style:writing-mode="lr-tb"/>
    </style:style>
    <style:style style:name="P69" style:family="paragraph" style:parent-style-name="Heading_20_3">
      <style:paragraph-properties fo:margin-top="0.494cm" fo:margin-bottom="0.141cm" style:contextual-spacing="false" fo:line-height="115%" fo:break-before="auto" fo:break-after="auto" style:writing-mode="lr-tb"/>
      <style:text-properties officeooo:rsid="003f7867" officeooo:paragraph-rsid="003f7867"/>
    </style:style>
    <style:style style:name="P70" style:family="paragraph" style:parent-style-name="Heading_20_3">
      <style:paragraph-properties fo:line-height="115%" fo:break-before="auto" fo:break-after="auto" style:writing-mode="lr-tb"/>
    </style:style>
    <style:style style:name="P71" style:family="paragraph" style:parent-style-name="Heading_20_3">
      <style:paragraph-properties fo:line-height="115%" fo:break-before="auto" fo:break-after="auto" style:writing-mode="lr-tb"/>
      <style:text-properties officeooo:rsid="003f7867" officeooo:paragraph-rsid="003f7867"/>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de08c"/>
    </style:style>
    <style:style style:name="T2" style:family="text">
      <style:text-properties fo:color="#1155cc" style:text-underline-style="solid" style:text-underline-width="auto" style:text-underline-color="font-color"/>
    </style:style>
    <style:style style:name="T3" style:family="text">
      <style:text-properties fo:font-size="18pt" style:font-size-asian="18pt" style:font-size-complex="18pt"/>
    </style:style>
    <style:style style:name="T4" style:family="text">
      <style:text-properties fo:font-style="italic" style:font-style-asian="italic" style:font-style-complex="italic"/>
    </style:style>
    <style:style style:name="T5" style:family="text">
      <style:text-properties fo:font-style="italic" officeooo:rsid="002b6431" style:font-style-asian="italic" style:font-style-complex="italic"/>
    </style:style>
    <style:style style:name="T6" style:family="text">
      <style:text-properties fo:font-size="12pt" fo:font-style="italic" style:font-size-asian="12pt" style:font-style-asian="italic" style:font-size-complex="12pt" style:font-style-complex="italic"/>
    </style:style>
    <style:style style:name="T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weight="bold" style:font-weight-asian="bold" style:font-weight-complex="bold"/>
    </style:style>
    <style:style style:name="T9" style:family="text">
      <style:text-properties fo:font-weight="bold" officeooo:rsid="0024540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0e7d60"/>
    </style:style>
    <style:style style:name="T12" style:family="text">
      <style:text-properties officeooo:rsid="001181d2"/>
    </style:style>
    <style:style style:name="T13" style:family="text">
      <style:text-properties officeooo:rsid="00130a7e"/>
    </style:style>
    <style:style style:name="T14" style:family="text">
      <style:text-properties officeooo:rsid="0014c2e5"/>
    </style:style>
    <style:style style:name="T15" style:family="text">
      <style:text-properties officeooo:rsid="00195cb1"/>
    </style:style>
    <style:style style:name="T16" style:family="text">
      <style:text-properties officeooo:rsid="001a938f"/>
    </style:style>
    <style:style style:name="T17" style:family="text">
      <style:text-properties officeooo:rsid="001cd342"/>
    </style:style>
    <style:style style:name="T18" style:family="text">
      <style:text-properties officeooo:rsid="001ec449"/>
    </style:style>
    <style:style style:name="T19" style:family="text">
      <style:text-properties officeooo:rsid="0023306a"/>
    </style:style>
    <style:style style:name="T20" style:family="text">
      <style:text-properties officeooo:rsid="0024540d"/>
    </style:style>
    <style:style style:name="T21" style:family="text">
      <style:text-properties officeooo:rsid="0025fabf"/>
    </style:style>
    <style:style style:name="T22" style:family="text">
      <style:text-properties officeooo:rsid="00279072"/>
    </style:style>
    <style:style style:name="T23" style:family="text">
      <style:text-properties officeooo:rsid="002a67d5"/>
    </style:style>
    <style:style style:name="T24" style:family="text">
      <style:text-properties officeooo:rsid="002b6431"/>
    </style:style>
    <style:style style:name="T25" style:family="text">
      <style:text-properties officeooo:rsid="002d2d66"/>
    </style:style>
    <style:style style:name="T26" style:family="text">
      <style:text-properties officeooo:rsid="0030843c"/>
    </style:style>
    <style:style style:name="T27" style:family="text">
      <style:text-properties officeooo:rsid="003204ba"/>
    </style:style>
    <style:style style:name="T28" style:family="text">
      <style:text-properties officeooo:rsid="003303cb"/>
    </style:style>
    <style:style style:name="T29" style:family="text">
      <style:text-properties officeooo:rsid="0034b0e1"/>
    </style:style>
    <style:style style:name="T30" style:family="text">
      <style:text-properties officeooo:rsid="0034db85"/>
    </style:style>
    <style:style style:name="T31" style:family="text">
      <style:text-properties officeooo:rsid="003626ad"/>
    </style:style>
    <style:style style:name="T32" style:family="text">
      <style:text-properties officeooo:rsid="0038b763"/>
    </style:style>
    <style:style style:name="T33" style:family="text">
      <style:text-properties officeooo:rsid="003c27f0"/>
    </style:style>
    <style:style style:name="T34" style:family="text">
      <style:text-properties officeooo:rsid="003e0165"/>
    </style:style>
    <style:style style:name="T35" style:family="text">
      <style:text-properties officeooo:rsid="003e4fa2"/>
    </style:style>
    <style:style style:name="T36" style:family="text">
      <style:text-properties officeooo:rsid="003f7867"/>
    </style:style>
    <style:style style:name="T37" style:family="text">
      <style:text-properties officeooo:rsid="00468811"/>
    </style:style>
    <style:style style:name="T38" style:family="text">
      <style:text-properties officeooo:rsid="004bbab0"/>
    </style:style>
    <style:style style:name="T39"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199cm" fo:margin-top="0cm" fo:margin-bottom="0.199cm" style:run-through="foreground" style:wrap="parallel" style:number-wrapped-paragraphs="1"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199cm" style:run-through="foreground" style:wrap="parallel"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fo:margin-left="0cm" fo:margin-right="0.199cm"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run-through="foreground" style:wrap="dynamic"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bookmark text:name="h.9zp6vt4o4y2o"/>SW-Architektur “Archivsystem”</text:p>
      <text:table-of-content text:style-name="Sect1" text:protected="true" text:name="Inhaltsverzeichnis1">
        <text:table-of-content-source text:outline-level="5"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4"><text:a xlink:type="simple" xlink:href="#__RefHeading__26378_1659882527" text:style-name="Index_20_Link" text:visited-style-name="Index_20_Link">1Einleitung<text:tab/>2</text:a></text:p>
          <text:p text:style-name="P44"><text:a xlink:type="simple" xlink:href="#__RefHeading__26380_1659882527" text:style-name="Index_20_Link" text:visited-style-name="Index_20_Link">2Beschreibung der Benutzerschnittstelle<text:tab/>2</text:a></text:p>
          <text:p text:style-name="P46"><text:a xlink:type="simple" xlink:href="#__RefHeading__26382_1659882527" text:style-name="Index_20_Link" text:visited-style-name="Index_20_Link">2.1Zwei Benutzergruppen<text:tab/>2</text:a></text:p>
          <text:p text:style-name="P46"><text:a xlink:type="simple" xlink:href="#__RefHeading__30100_1659882527" text:style-name="Index_20_Link" text:visited-style-name="Index_20_Link">2.2Beschreibung des Frontends (Benutzer-Interface)<text:tab/>3</text:a></text:p>
          <text:p text:style-name="P49"><text:a xlink:type="simple" xlink:href="#__RefHeading__26386_1659882527" text:style-name="Index_20_Link" text:visited-style-name="Index_20_Link">2.2.1Recherche<text:tab/>4</text:a></text:p>
          <text:p text:style-name="P49"><text:a xlink:type="simple" xlink:href="#__RefHeading__26388_1659882527" text:style-name="Index_20_Link" text:visited-style-name="Index_20_Link">2.2.2Erweiterte Recherche<text:tab/>4</text:a></text:p>
          <text:p text:style-name="P49"><text:a xlink:type="simple" xlink:href="#__RefHeading__26390_1659882527" text:style-name="Index_20_Link" text:visited-style-name="Index_20_Link">2.2.3Anzeige der Rechercheergebnisse<text:tab/>4</text:a></text:p>
          <text:p text:style-name="P49"><text:a xlink:type="simple" xlink:href="#__RefHeading__26392_1659882527" text:style-name="Index_20_Link" text:visited-style-name="Index_20_Link">2.2.4Detailansicht<text:tab/>5</text:a></text:p>
          <text:p text:style-name="P49"><text:a xlink:type="simple" xlink:href="#__RefHeading__26394_1659882527" text:style-name="Index_20_Link" text:visited-style-name="Index_20_Link">2.2.5Login<text:tab/>6</text:a></text:p>
          <text:p text:style-name="P49"><text:a xlink:type="simple" xlink:href="#__RefHeading__26396_1659882527" text:style-name="Index_20_Link" text:visited-style-name="Index_20_Link">2.2.6Bearbeitung<text:tab/>6</text:a></text:p>
          <text:p text:style-name="P49"><text:a xlink:type="simple" xlink:href="#__RefHeading__26398_1659882527" text:style-name="Index_20_Link" text:visited-style-name="Index_20_Link">2.2.7Zu erfassende Daten<text:tab/>7</text:a></text:p>
          <text:p text:style-name="P45"><text:a xlink:type="simple" xlink:href="#__RefHeading__30102_1659882527" text:style-name="Index_20_Link" text:visited-style-name="Index_20_Link">2.2.7.1Dialog zur Erfassung der Namen<text:tab/>8</text:a></text:p>
          <text:p text:style-name="P45"><text:a xlink:type="simple" xlink:href="#__RefHeading__30104_1659882527" text:style-name="Index_20_Link" text:visited-style-name="Index_20_Link">2.2.7.2Dialog für die Zuordnung der Organisationseinheiten<text:tab/>9</text:a></text:p>
          <text:p text:style-name="P45"><text:a xlink:type="simple" xlink:href="#__RefHeading__30106_1659882527" text:style-name="Index_20_Link" text:visited-style-name="Index_20_Link">2.2.7.3Dialog für die Bearbeitung der Schlagwörter<text:tab/>9</text:a></text:p>
          <text:p text:style-name="P46"><text:a xlink:type="simple" xlink:href="#__RefHeading__30132_1659882527" text:style-name="Index_20_Link" text:visited-style-name="Index_20_Link">2.3 Beschreibung der Navigation<text:tab/>10</text:a></text:p>
          <text:p text:style-name="P44"><text:a xlink:type="simple" xlink:href="#__RefHeading__26406_1659882527" text:style-name="Index_20_Link" text:visited-style-name="Index_20_Link">3Datenmodell<text:tab/>12</text:a></text:p>
          <text:p text:style-name="P46"><text:a xlink:type="simple" xlink:href="#__RefHeading__26408_1659882527" text:style-name="Index_20_Link" text:visited-style-name="Index_20_Link">3.1Beschreibung der einzelnen Entitäten<text:tab/>12</text:a></text:p>
          <text:p text:style-name="P49"><text:a xlink:type="simple" xlink:href="#__RefHeading__26410_1659882527" text:style-name="Index_20_Link" text:visited-style-name="Index_20_Link">3.1.1Die Entität für Archivalien<text:tab/>12</text:a></text:p>
          <text:p text:style-name="P49"><text:a xlink:type="simple" xlink:href="#__RefHeading__26412_1659882527" text:style-name="Index_20_Link" text:visited-style-name="Index_20_Link">3.1.2Die Entität für Dokumentarten<text:tab/>13</text:a></text:p>
          <text:p text:style-name="P49"><text:a xlink:type="simple" xlink:href="#__RefHeading__26414_1659882527" text:style-name="Index_20_Link" text:visited-style-name="Index_20_Link">3.1.3Die Entität für Schlagwörter<text:tab/>14</text:a></text:p>
          <text:p text:style-name="P49"><text:a xlink:type="simple" xlink:href="#__RefHeading__26416_1659882527" text:style-name="Index_20_Link" text:visited-style-name="Index_20_Link">3.1.4Die Entität für Namen<text:tab/>14</text:a></text:p>
          <text:p text:style-name="P49"><text:a xlink:type="simple" xlink:href="#__RefHeading__26418_1659882527" text:style-name="Index_20_Link" text:visited-style-name="Index_20_Link">3.1.5Die Entität für Organisationseinheiten<text:tab/>14</text:a></text:p>
          <text:p text:style-name="P46"><text:a xlink:type="simple" xlink:href="#__RefHeading__26420_1659882527" text:style-name="Index_20_Link" text:visited-style-name="Index_20_Link">3.2Beschreibung des Object Relational Mapping (ORM)<text:tab/>14</text:a></text:p>
          <text:p text:style-name="P49"><text:a xlink:type="simple" xlink:href="#__RefHeading__26422_1659882527" text:style-name="Index_20_Link" text:visited-style-name="Index_20_Link">3.2.1Die Klasse Archivale<text:tab/>15</text:a></text:p>
          <text:p text:style-name="P49"><text:a xlink:type="simple" xlink:href="#__RefHeading__26424_1659882527" text:style-name="Index_20_Link" text:visited-style-name="Index_20_Link">3.2.2Die Klasse Dokumentart<text:tab/>15</text:a></text:p>
          <text:p text:style-name="P49"><text:a xlink:type="simple" xlink:href="#__RefHeading__26426_1659882527" text:style-name="Index_20_Link" text:visited-style-name="Index_20_Link">3.2.3Die Klasse Name<text:tab/>15</text:a></text:p>
          <text:p text:style-name="P49"><text:a xlink:type="simple" xlink:href="#__RefHeading__26428_1659882527" text:style-name="Index_20_Link" text:visited-style-name="Index_20_Link">3.2.4Die Klasse Organisationseinheit<text:tab/>15</text:a></text:p>
          <text:p text:style-name="P49"><text:a xlink:type="simple" xlink:href="#__RefHeading__26430_1659882527" text:style-name="Index_20_Link" text:visited-style-name="Index_20_Link">3.2.5Die Klasse Schlagwort<text:tab/>15</text:a></text:p>
          <text:p text:style-name="P44"><text:a xlink:type="simple" xlink:href="#__RefHeading__30108_1659882527" text:style-name="Index_20_Link" text:visited-style-name="Index_20_Link">4Implementierung<text:tab/>15</text:a></text:p>
          <text:p text:style-name="P49"><text:a xlink:type="simple" xlink:href="#__RefHeading__26436_1659882527" text:style-name="Index_20_Link" text:visited-style-name="Index_20_Link">4.1.1Eigenschaften der RechercheBean<text:tab/>15</text:a></text:p>
          <text:p text:style-name="P49"><text:a xlink:type="simple" xlink:href="#__RefHeading__30110_1659882527" text:style-name="Index_20_Link" text:visited-style-name="Index_20_Link">4.1.2Die Methoden der RechercheBean<text:tab/>16</text:a></text:p>
          <text:p text:style-name="P45"><text:a xlink:type="simple" xlink:href="#__RefHeading__26438_1659882527" text:style-name="Index_20_Link" text:visited-style-name="Index_20_Link">4.1.2.1Die Action-Methode search()<text:tab/>16</text:a></text:p>
          <text:p text:style-name="P45"><text:a xlink:type="simple" xlink:href="#__RefHeading__26440_1659882527" text:style-name="Index_20_Link" text:visited-style-name="Index_20_Link">4.1.2.2Die ActionListener-Methode schagwortClicked():void<text:tab/>16</text:a></text:p>
          <text:p text:style-name="P45"><text:a xlink:type="simple" xlink:href="#__RefHeading__26442_1659882527" text:style-name="Index_20_Link" text:visited-style-name="Index_20_Link">4.1.2.3Die ActionListener-Methode nameClicked():void<text:tab/>16</text:a></text:p>
          <text:p text:style-name="P45"><text:soft-page-break/><text:a xlink:type="simple" xlink:href="#__RefHeading__26444_1659882527" text:style-name="Index_20_Link" text:visited-style-name="Index_20_Link">4.1.2.4Die ActionListener-Methode titelClicked():void<text:tab/>16</text:a></text:p>
          <text:p text:style-name="P45"><text:a xlink:type="simple" xlink:href="#__RefHeading__26446_1659882527" text:style-name="Index_20_Link" text:visited-style-name="Index_20_Link">4.1.2.5Die ActionListener-Methode betreffClicked():void<text:tab/>16</text:a></text:p>
          <text:p text:style-name="P45"><text:a xlink:type="simple" xlink:href="#__RefHeading__26448_1659882527" text:style-name="Index_20_Link" text:visited-style-name="Index_20_Link">4.1.2.6Die ActionListener-Methode andClicked():void<text:tab/>17</text:a></text:p>
          <text:p text:style-name="P45"><text:a xlink:type="simple" xlink:href="#__RefHeading__26450_1659882527" text:style-name="Index_20_Link" text:visited-style-name="Index_20_Link">4.1.2.7Die ActionListener-Methode orClicked():void<text:tab/>17</text:a></text:p>
          <text:p text:style-name="P45"><text:a xlink:type="simple" xlink:href="#__RefHeading__26456_1659882527" text:style-name="Index_20_Link" text:visited-style-name="Index_20_Link">4.2.2.1Die Action-Methode showDocument():String<text:tab/>17</text:a></text:p>
          <text:p text:style-name="P45"><text:a xlink:type="simple" xlink:href="#__RefHeading__26458_1659882527" text:style-name="Index_20_Link" text:visited-style-name="Index_20_Link">4.2.2.2Die Action-Methode back():String<text:tab/>17</text:a></text:p>
          <text:p text:style-name="P45"><text:a xlink:type="simple" xlink:href="#__RefHeading__26460_1659882527" text:style-name="Index_20_Link" text:visited-style-name="Index_20_Link">4.2.2.3Die Action-Methode sortBy():String<text:tab/>18</text:a></text:p>
          <text:p text:style-name="P49"><text:a xlink:type="simple" xlink:href="#__RefHeading__26464_1659882527" text:style-name="Index_20_Link" text:visited-style-name="Index_20_Link">4.3.1Eigenschaften der LoginBean<text:tab/>18</text:a></text:p>
          <text:p text:style-name="P45"><text:a xlink:type="simple" xlink:href="#__RefHeading__30112_1659882527" text:style-name="Index_20_Link" text:visited-style-name="Index_20_Link">4.3.2.1Die ActionListener-Methode login(ActionEvent):void<text:tab/>18</text:a></text:p>
          <text:p text:style-name="P45"><text:a xlink:type="simple" xlink:href="#__RefHeading__26468_1659882527" text:style-name="Index_20_Link" text:visited-style-name="Index_20_Link">4.3.2.2Die ActionListener-Methode logout(ActionEvent):void<text:tab/>18</text:a></text:p>
          <text:p text:style-name="P45"><text:a xlink:type="simple" xlink:href="#__RefHeading__30114_1659882527" text:style-name="Index_20_Link" text:visited-style-name="Index_20_Link">4.4.2.1Die Action-Methode speichere():String<text:tab/>19</text:a></text:p>
          <text:p text:style-name="P45"><text:a xlink:type="simple" xlink:href="#__RefHeading__26476_1659882527" text:style-name="Index_20_Link" text:visited-style-name="Index_20_Link">4.4.2.2Die Action-Methode erstelle():String<text:tab/>20</text:a></text:p>
          <text:p text:style-name="P45"><text:a xlink:type="simple" xlink:href="#__RefHeading__26478_1659882527" text:style-name="Index_20_Link" text:visited-style-name="Index_20_Link">4.4.2.3Die Action-Methode lösche():String<text:tab/>20</text:a></text:p>
          <text:p text:style-name="P45"><text:a xlink:type="simple" xlink:href="#__RefHeading__26480_1659882527" text:style-name="Index_20_Link" text:visited-style-name="Index_20_Link">4.4.2.4Die Action-Methode loadNamen():String<text:tab/>20</text:a></text:p>
          <text:p text:style-name="P45"><text:a xlink:type="simple" xlink:href="#__RefHeading__26482_1659882527" text:style-name="Index_20_Link" text:visited-style-name="Index_20_Link">4.4.2.5Die Action-Methode saveNamen():String<text:tab/>20</text:a></text:p>
          <text:p text:style-name="P45"><text:a xlink:type="simple" xlink:href="#__RefHeading__26484_1659882527" text:style-name="Index_20_Link" text:visited-style-name="Index_20_Link">4.4.2.6Die Action-Methode loadOrganisationseinheiten():String<text:tab/>20</text:a></text:p>
          <text:p text:style-name="P45"><text:a xlink:type="simple" xlink:href="#__RefHeading__26486_1659882527" text:style-name="Index_20_Link" text:visited-style-name="Index_20_Link">4.4.2.7Die Action-Methode saveOrganisationseinheiten():String<text:tab/>20</text:a></text:p>
          <text:p text:style-name="P45"><text:a xlink:type="simple" xlink:href="#__RefHeading__26488_1659882527" text:style-name="Index_20_Link" text:visited-style-name="Index_20_Link">4.4.2.8Die Action-Methode loadSchlagworte():String<text:tab/>20</text:a></text:p>
          <text:p text:style-name="P45"><text:a xlink:type="simple" xlink:href="#__RefHeading__26490_1659882527" text:style-name="Index_20_Link" text:visited-style-name="Index_20_Link">4.4.2.9Die Action-Methode saveSchlagworte():String<text:tab/>20</text:a></text:p>
        </text:index-body>
      </text:table-of-content>
      <text:p text:style-name="P33"/>
      <text:h text:style-name="Heading_20_1" text:outline-level="1"><text:bookmark-start text:name="__RefHeading__26378_1659882527"/>Einleitung<text:bookmark-end text:name="__RefHeading__26378_1659882527"/></text:h>
      <text:p text:style-name="Standard">Die Software wird von der Klasse MIA-R5 an der Stiftung des öffentlichen Rechts Lette-Verein für die Schulbibliothek entwickelt.Es wird<text:span text:style-name="T3"> </text:span>ein Recherche-Mittel für eine <text:s/>gegliederte und übersichtliche Darstellung und Verwaltung<text:span text:style-name="T3"> </text:span>von Archivalien zur Verfügung gestellt. Das Programm wird als Java-EE-Webapplikation implementiert. Die Daten werden in einer SQL-Datenbank gespeichert, die einen parallelen Zugriff mehrerer Benutzer erlaubt. <text:s/></text:p>
      <text:h text:style-name="Heading_20_1" text:outline-level="1"><text:bookmark-start text:name="__RefHeading__26380_1659882527"/>Beschreibung der Benutzerschnittstelle<text:bookmark-end text:name="__RefHeading__26380_1659882527"/></text:h>
      <text:h text:style-name="Heading_20_2" text:outline-level="2"><text:bookmark-start text:name="__RefHeading__26382_1659882527"/>Zwei Benutzergruppen<text:bookmark-end text:name="__RefHeading__26382_1659882527"/></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7">Die Funktionen für den Redakteur werden nur nach erfolgter Authentisierung angeboten.</text:p>
      <text:h text:style-name="Heading_20_2" text:outline-level="2"><text:bookmark-start text:name="__RefHeading__30100_1659882527"/><text:soft-page-break/>Beschreibung des Frontends (Benutzer-Interface)<text:bookmark-end text:name="__RefHeading__30100_1659882527"/></text:h>
      <text:p text:style-name="P2">Die Benutzungsschnittstelle besteht aus unterschiedlichen <text:span text:style-name="T4">Views</text:span><text:span text:style-name="T4"> </text:span>(search.xhtml, result.xhtml, login.xhtml sowie edit.xhtml)<text:span text:style-name="T3">. </text:span>Die Views werden in einer ui:composition zusammengefügt.</text:p>
      <text:p text:style-name="P2"><draw:frame draw:style-name="fr1" draw:name="Grafik1" text:anchor-type="as-char" svg:width="10.901cm" svg:height="7.223cm" draw:z-index="4"><draw:image xlink:href="Pictures/100000000000019C0000011107ACF7B2.png" xlink:type="simple" xlink:show="embed" xlink:actuate="onLoad"/></draw:frame></text:p>
      <text:p text:style-name="P2"><text:span text:style-name="T6">Abb</text:span><text:span text:style-name="T6">. 1 </text:span><text:span text:style-name="T6">Komposition</text:span><text:span text:style-name="T6"> </text:span><text:span text:style-name="T6">der</text:span><text:span text:style-name="T6"> </text:span><text:span text:style-name="T6">Views</text:span><text:span text:style-name="T6"> </text:span><text:span text:style-name="T6">search</text:span><text:span text:style-name="T6">.</text:span><text:span text:style-name="T6">xthml</text:span><text:span text:style-name="T6">, </text:span><text:span text:style-name="T6">result</text:span><text:span text:style-name="T6">.</text:span><text:span text:style-name="T6">xhtml</text:span><text:span text:style-name="T6"> </text:span><text:span text:style-name="T6">sowie</text:span><text:span text:style-name="T6"> </text:span><text:span text:style-name="T6">login</text:span><text:span text:style-name="T6">.</text:span><text:span text:style-name="T6">xhtml</text:span></text:p>
      <text:p text:style-name="P2"/>
      <text:p text:style-name="P2">Die Recherche (s. <text:a xlink:type="simple" xlink:href="#id.pz8iosg1sajg">4.1. </text:a><text:a xlink:type="simple" xlink:href="#id.pz8iosg1sajg">Recherche</text:a>, Abb. 1) zeigt den ersten Bildschirm der Suche. In ihr können Suchbegriffe eingegeben und die resultierenden Suchergebnisse angezeigt werden. Die erweiterte Suche öffnet ein Dialog-Fenster, welches die Möglichkeit bietet, Suchanfragen zu verfeinern (s. <text:a xlink:type="simple" xlink:href="#id.o7asf5hyq5fw">2.3. </text:a><text:a xlink:type="simple" xlink:href="#id.o7asf5hyq5fw">Beschreibung</text:a><text:a xlink:type="simple" xlink:href="#id.o7asf5hyq5fw"> </text:a><text:a xlink:type="simple" xlink:href="#id.o7asf5hyq5fw">der</text:a><text:a xlink:type="simple" xlink:href="#id.o7asf5hyq5fw"> </text:a><text:a xlink:type="simple" xlink:href="#id.o7asf5hyq5fw">Navigation</text:a>, Abb. 3). Die Erfassung (s. <text:a xlink:type="simple" xlink:href="#id.i9g3ii3n2xn2">4.4. </text:a><text:a xlink:type="simple" xlink:href="#id.i9g3ii3n2xn2">Erfassung</text:a><text:a xlink:type="simple" xlink:href="#id.i9g3ii3n2xn2">/</text:a><text:a xlink:type="simple" xlink:href="#id.i9g3ii3n2xn2">Bearbeitung</text:a><text:a xlink:type="simple" xlink:href="#id.i9g3ii3n2xn2"> </text:a><text:a xlink:type="simple" xlink:href="#id.i9g3ii3n2xn2">von</text:a><text:a xlink:type="simple" xlink:href="#id.i9g3ii3n2xn2"> </text:a><text:a xlink:type="simple" xlink:href="#id.i9g3ii3n2xn2">Dokumenten</text:a>) ermöglicht es, neue Archivalien zu erfassen oder bestehende Archivalien zu verändern und sie in die Datenbank einzutragen.</text:p>
      <text:h text:style-name="Heading_20_3" text:outline-level="3"><text:bookmark-start text:name="__RefHeading__26386_1659882527"/><text:bookmark text:name="h.2kfpkk5wau5m"/>Recherche<text:bookmark-end text:name="__RefHeading__26386_1659882527"/></text:h>
      <text:p text:style-name="P2"><draw:frame draw:style-name="fr2" draw:name="Grafik4" text:anchor-type="paragraph" svg:x="0.025cm" svg:y="0.157cm" svg:width="5.895cm" svg:height="1.715cm" draw:z-index="2"><draw:image xlink:href="Pictures/10000000000002BE000000CC150B9A08.png" xlink:type="simple" xlink:show="embed" xlink:actuate="onLoad"/></draw:frame>Zur Recherche wird eine Ansicht mit einem Texteingabefeld zur Suche sowie eine Schaltfläche zum Start der Suche angeboten. Die Recherche-Ergebnisse werden in der weiteren Ansicht unterhalb dargestellt.</text:p>
      <text:h text:style-name="Heading_20_3" text:outline-level="3"><text:bookmark-start text:name="__RefHeading__26388_1659882527"/>Erweiterte Recherche<text:bookmark-end text:name="__RefHeading__26388_1659882527"/></text:h>
      <text:p text:style-name="P4">Durch klicken auf die Schaltfläche ‘erweiterte Suche’ wird die “Erweiterte Suche” sichtbar. Hier erhält der Benutzer weitere Schaltflächen über die er Syntaxhilfen zur Spezialisierung der Suche <text:span text:style-name="T17">formulieren</text:span> kann.</text:p>
      <text:p text:style-name="P4"><draw:frame draw:style-name="fr2" draw:name="Grafik5" text:anchor-type="paragraph" svg:x="0cm" svg:y="0.249cm" svg:width="7.144cm" svg:height="3.93cm" draw:z-index="3"><draw:image xlink:href="Pictures/1000000000000336000001C495E3C742.png" xlink:type="simple" xlink:show="embed" xlink:actuate="onLoad"/></draw:frame></text:p>
      <text:p text:style-name="P11"><text:soft-page-break/>Abb. 3 Erweiterte Suche, das Dialogfenster der erweiterten Suche</text:p>
      <text:p text:style-name="P34">Durch Anwahl der jeweiligen Schaltfläche kann bestimmt werden, auf welche Attribute sich die Suche bezieht. </text:p>
      <text:h text:style-name="Heading_20_3" text:outline-level="3"><text:bookmark-start text:name="__RefHeading__26390_1659882527"/>Anzeige der Rechercheergebnisse<text:bookmark-end text:name="__RefHeading__26390_1659882527"/></text:h>
      <text:p text:style-name="P56"><text:span text:style-name="T38"/></text:p>
      <text:p text:style-name="P56"><draw:frame draw:style-name="fr10" draw:name="Grafik15" text:anchor-type="paragraph" svg:x="0.023cm" svg:y="0cm" svg:width="10.769cm" svg:height="3.15cm" draw:z-index="16"><draw:image xlink:href="Pictures/100000000000048A000001547A999BD7.png" xlink:type="simple" xlink:show="embed" xlink:actuate="onLoad"/></draw:frame><text:span text:style-name="T38">Die Rechercheergebnisse werden unter dem Rechercheformular angezeigt. Jeder Eintrag enthält eine Verknüpfung zur Detailansicht des Archivales.</text:span></text:p>
      <text:p text:style-name="Standard"><draw:frame draw:style-name="fr11" draw:name="Grafik16" text:anchor-type="paragraph" svg:y="0.046cm" svg:width="10.761cm" svg:height="3.815cm" draw:z-index="17"><draw:image xlink:href="Pictures/100000000000048A0000019C40503CD7.png" xlink:type="simple" xlink:show="embed" xlink:actuate="onLoad"/></draw:frame>Wenn das Suchergebnis mehr als zehn Einträge beinhaltet, wird dieses in mehrere Seiten unterteilt. <text:span text:style-name="T38">Der Benutzer erhält so die Möglichkeit</text:span> per Mausklick auf eine Zahl oder auf die Pfeiltasten zur korrespondierenden Seite <text:span text:style-name="T38">innerhalb des Rechercheergebnisses zur navigieren</text:span>.</text:p>
      <text:p text:style-name="P56"><draw:frame draw:style-name="fr12" draw:name="Grafik17" text:anchor-type="paragraph" svg:x="0cm" svg:y="1.27cm" svg:width="10.702cm" svg:height="5.149cm" draw:z-index="18"><draw:image xlink:href="Pictures/100000000000048C0000023011565863.png" xlink:type="simple" xlink:show="embed" xlink:actuate="onLoad"/></draw:frame><text:span text:style-name="T38">Ist der Benutzer angemeldet, wird über dem Rechercheergebnis eine Schaltfläche zur Erfassung neuer Achivalien angeboten. Zusätzlich wird <text:s/>rechts neben jedem Rechercheergebnis eine Schaltfläche zur Bearbeitung des jeweiligen Achivales eingeblendet.</text:span></text:p>
      <text:p text:style-name="Standard"/>
      <text:h text:style-name="Heading_20_3" text:outline-level="3"><text:bookmark-start text:name="__RefHeading__26392_1659882527"/><text:bookmark text:name="h.638r09rt3j8a"/><text:soft-page-break/>Detailansicht<text:bookmark-end text:name="__RefHeading__26392_1659882527"/></text:h>
      <text:p text:style-name="P6">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text:p>
      <text:p text:style-name="P30"><draw:frame draw:style-name="fr3" draw:name="Grafik6" text:anchor-type="paragraph" svg:width="12.841cm" svg:height="8.973cm" draw:z-index="7"><draw:image xlink:href="Pictures/10000000000005EA0000042241553697.png" xlink:type="simple" xlink:show="embed" xlink:actuate="onLoad"/></draw:frame></text:p>
      <text:p text:style-name="P30">Dem Redakteur steht ausserdem Schaltfläche <text:span text:style-name="T18">zur </text:span>Bearbeit<text:span text:style-name="T18">ung der Daten</text:span> zur Verfügung, über die er in die Bearbeitungsansicht<text:span text:style-name="T18">en</text:span> gelangen kann.</text:p>
      <text:p text:style-name="P30"><draw:frame draw:style-name="fr3" draw:name="Grafik7" text:anchor-type="paragraph" svg:width="12.831cm" svg:height="10.559cm" draw:z-index="8"><draw:image xlink:href="Pictures/10000000000005EA000004DE278799D6.png" xlink:type="simple" xlink:show="embed" xlink:actuate="onLoad"/></draw:frame></text:p>
      <text:h text:style-name="Heading_20_3" text:outline-level="3"><text:bookmark-start text:name="__RefHeading__26394_1659882527"/><text:bookmark text:name="h.xt5wt2wz4y9b"/><text:soft-page-break/>Login<text:bookmark-end text:name="__RefHeading__26394_1659882527"/></text:h>
      <text:p text:style-name="P2">Über den View login.xhtml kann sich der Benutzer gegenüber dem System als Redakteur authentisieren.</text:p>
      <text:p text:style-name="P10"><draw:frame draw:style-name="fr4" draw:name="Grafik2" text:anchor-type="paragraph" svg:width="10.539cm" svg:height="1.219cm" draw:z-index="1"><draw:image xlink:href="Pictures/10000000000003FC00000076F8BE9583.png" xlink:type="simple" xlink:show="embed" xlink:actuate="onLoad"/></draw:frame></text:p>
      <text:p text:style-name="P57">Hat der Benutzer sich als Redakteur authentisiert, so wird im eine Schaltfläche zur Abmeldung angeboten.</text:p>
      <text:p text:style-name="P57"><draw:frame draw:style-name="fr3" draw:name="Grafik14" text:anchor-type="paragraph" svg:width="7.34cm" svg:height="1.182cm" draw:z-index="12"><draw:image xlink:href="Pictures/10000000000002C40000007242A307C1.png" xlink:type="simple" xlink:show="embed" xlink:actuate="onLoad"/></draw:frame></text:p>
      <text:p text:style-name="P57"/>
      <text:h text:style-name="Heading_20_3" text:outline-level="3"><text:bookmark-start text:name="__RefHeading__26396_1659882527"/><text:bookmark text:name="h.a2o773f708y9"/>Bearbeitung<text:bookmark-end text:name="__RefHeading__26396_1659882527"/></text:h>
      <text:p text:style-name="P32">Sobald der Benutzer sich mit dem Kennwort authentisiert hat, erhält er Schaltflächen zur Bearbeitung des Datenbestandes. Folgende <text:s/>Schaltflächen werden dem Benutzer zur Bearbeitung angeboten:</text:p>
      <table:table table:name="Tabelle10" table:style-name="Tabelle10">
        <table:table-column table:style-name="Tabelle10.A" table:number-columns-repeated="3"/>
        <table:table-header-rows>
          <table:table-row table:style-name="Tabelle10.1">
            <table:table-cell table:style-name="Tabelle10.A1" office:value-type="string">
              <text:p text:style-name="P47">Schaltfläche</text:p>
            </table:table-cell>
            <table:table-cell table:style-name="Tabelle10.A1" office:value-type="string">
              <text:p text:style-name="P47">Funktion</text:p>
            </table:table-cell>
            <table:table-cell table:style-name="Tabelle10.C1" office:value-type="string">
              <text:p text:style-name="P48">Formular</text:p>
            </table:table-cell>
          </table:table-row>
        </table:table-header-rows>
        <table:table-row table:style-name="Tabelle10.1">
          <table:table-cell table:style-name="Tabelle10.A2" office:value-type="string">
            <text:p text:style-name="P42"><draw:frame draw:style-name="fr5" draw:name="Grafik11" text:anchor-type="paragraph" svg:width="0.954cm" svg:height="0.931cm" draw:z-index="9"><draw:image xlink:href="Pictures/10000201000000540000005294B49A5D.png" xlink:type="simple" xlink:show="embed" xlink:actuate="onLoad"/></draw:frame></text:p>
          </table:table-cell>
          <table:table-cell table:style-name="Tabelle10.A2" office:value-type="string">
            <text:p text:style-name="P42"><text:span text:style-name="T33">Archivale </text:span><text:span text:style-name="T35">neu </text:span><text:span text:style-name="T33">einpflegen</text:span></text:p>
          </table:table-cell>
          <table:table-cell table:style-name="Tabelle10.C2" office:value-type="string">
            <text:p text:style-name="P42"><text:span text:style-name="T33">Über dem Formular zur Ansicht der Rechercheergebnisse </text:span><text:span text:style-name="T34">(results.xhtml)</text:span><text:span text:style-name="T33">.</text:span></text:p>
          </table:table-cell>
        </table:table-row>
        <text:soft-page-break/>
        <table:table-row table:style-name="Tabelle10.1">
          <table:table-cell table:style-name="Tabelle10.A2" office:value-type="string">
            <text:p text:style-name="P42"><draw:frame draw:style-name="fr5" draw:name="Grafik12" text:anchor-type="paragraph" svg:width="0.967cm" svg:height="0.944cm" draw:z-index="10"><draw:image xlink:href="Pictures/1000020100000054000000527685DE82.png" xlink:type="simple" xlink:show="embed" xlink:actuate="onLoad"/></draw:frame></text:p>
          </table:table-cell>
          <table:table-cell table:style-name="Tabelle10.A2" office:value-type="string">
            <text:p text:style-name="P42"><text:span text:style-name="T33">Archivale bearbeiten, </text:span><text:span text:style-name="T34">sowie Namen-, Organisationseinheiten- und Schlagworte erfassen.</text:span></text:p>
          </table:table-cell>
          <table:table-cell table:style-name="Tabelle10.C2" office:value-type="string">
            <text:p text:style-name="P42"><text:span text:style-name="T33">Neben jedem </text:span><text:span text:style-name="T35">Eintrag</text:span><text:span text:style-name="T33"> in der Ansicht der </text:span><text:span text:style-name="T35">Recherche</text:span><text:span text:style-name="T33">ergebnisse </text:span><text:span text:style-name="T35">(results.xhtml)</text:span><text:span text:style-name="T33"> sowie in der Detailansicht über dem Ansichtsformular </text:span><text:span text:style-name="T35">(detail.xhtml)</text:span><text:span text:style-name="T33">.</text:span></text:p>
            <text:p text:style-name="P42"><text:span text:style-name="T34">Über der jeweiligen Liste im unteren Bereich der Detailansicht sowie des Bearbeitungsformulars </text:span><text:span text:style-name="T35">(detail.xhtml sowie edit.xhtml)</text:span><text:span text:style-name="T34">.</text:span></text:p>
          </table:table-cell>
        </table:table-row>
        <table:table-row table:style-name="Tabelle10.1">
          <table:table-cell table:style-name="Tabelle10.A2" office:value-type="string">
            <text:p text:style-name="P42"><draw:frame draw:style-name="fr5" draw:name="Grafik13" text:anchor-type="paragraph" svg:width="0.967cm" svg:height="0.944cm" draw:z-index="11"><draw:image xlink:href="Pictures/10000201000000540000005245820A86.png" xlink:type="simple" xlink:show="embed" xlink:actuate="onLoad"/></draw:frame></text:p>
          </table:table-cell>
          <table:table-cell table:style-name="Tabelle10.A2" office:value-type="string">
            <text:p text:style-name="P43">Archivale löschen</text:p>
          </table:table-cell>
          <table:table-cell table:style-name="Tabelle10.C2" office:value-type="string">
            <text:p text:style-name="P42">Ü<text:span text:style-name="T33">ber den Formularen zur Detailansicht sowie dem Bearbeitungsformular </text:span><text:span text:style-name="T35">(detail.xhtml sowie edit.xhtml)</text:span><text:span text:style-name="T33">.</text:span></text:p>
          </table:table-cell>
        </table:table-row>
      </table:table>
      <text:h text:style-name="P58" text:outline-level="10"/>
      <text:p text:style-name="P2"/>
      <text:p text:style-name="P29">Ü<text:span text:style-name="T34">ber die Schaltflächen „neu“ und „bearbeiten“ wird dem Redakteur das Formular zur Bearbeitung der Daten für ein Archivale angeboten (edit.xhtml). Er erhält</text:span> damit <text:span text:style-name="T34">die Möglichkeit,</text:span> neue Datensätze/Archivalien <text:span text:style-name="T34">zu </text:span>erfassen<text:span text:style-name="T19"> und</text:span> vorhandene Datensätze <text:span text:style-name="T34">zu </text:span>bearbeiten <text:span text:style-name="T35">sowie Datensätze zu löschen</text:span><text:span text:style-name="T19">.</text:span></text:p>
      <text:p text:style-name="P29"><draw:frame draw:style-name="fr6" draw:name="Grafik3" text:anchor-type="char" svg:x="-0.074cm" svg:y="-0.035cm" svg:width="12.285cm" svg:height="9.417cm" draw:z-index="13"><draw:image xlink:href="Pictures/10000000000006A00000051444703E70.png" xlink:type="simple" xlink:show="embed" xlink:actuate="onLoad"/></draw:frame></text:p>
      <text:p text:style-name="P2">Das Formular zur Erfassung der Archivalien enthält ein Eingabefeld für jedes Attribut der Archivalien-Entität. <text:span text:style-name="T25">Die Datensätze, die durch Relationen an das Archivale gebunden sind, werden im unteren Teil in Listen dargestellt. Es gibt eine Liste für die zugeordneten Namen, die zugeordneten Organisationseinheiten, die Dokumentarten sowie die Schlagwörter.</text:span></text:p>
      <text:h text:style-name="Heading_20_3" text:outline-level="3"><text:bookmark-start text:name="__RefHeading__26398_1659882527"/>Zu erfassende Daten<text:bookmark-end text:name="__RefHeading__26398_1659882527"/></text:h>
      <text:p text:style-name="P3">Der Redakteur erfasst folgende Daten:</text:p>
      <text:list xml:id="list465518375" text:style-name="LS1">
        <text:list-header>
          <text:p text:style-name="P59"/>
        </text:list-header>
        <text:list-item>
          <text:p text:style-name="P61">Erscheinungsjahr von</text:p>
        </text:list-item>
        <text:list-item>
          <text:p text:style-name="P61"><text:soft-page-break/>Erscheinungsjahr bis</text:p>
        </text:list-item>
        <text:list-item>
          <text:p text:style-name="P61">Betreff – <text:span text:style-name="T20">muss eingetragen werden.</text:span></text:p>
        </text:list-item>
        <text:list-item>
          <text:p text:style-name="P61">Inhalt des Dokuments/Details</text:p>
        </text:list-item>
        <text:list-item>
          <text:p text:style-name="P62">Schubfach – muss eingetragen werden</text:p>
        </text:list-item>
        <text:list-item>
          <text:p text:style-name="P61">Mappe – muss eingetragen werden</text:p>
          <text:p text:style-name="P61"/>
        </text:list-item>
        <text:list-item>
          <text:p text:style-name="P61">Menge<office:annotation><dc:creator>Burghard Britzke</dc:creator><dc:date>2012-12-24T00:03:07</dc:date><text:p text:style-name="P72"><text:span text:style-name="T39">Ist nicht im Datenmodell vorhanden</text:span></text:p></office:annotation></text:p>
        </text:list-item>
        <text:list-item>
          <text:p text:style-name="P60">Datei (Upload, pdf, jpg, gif, png) </text:p>
        </text:list-item>
        <text:list-item>
          <text:p text:style-name="P61"><text:span text:style-name="T20">Namen</text:span> - Personen können mit <text:span text:style-name="T20">H</text:span>ilfe einer <text:span text:style-name="T20">A</text:span>utovervollständigung eingetragen werden, eine Mehrfachnennung möglich.</text:p>
        </text:list-item>
        <text:list-item>
          <text:p text:style-name="P62">Dokumentarten - </text:p>
        </text:list-item>
        <text:list-item>
          <text:p text:style-name="P61">Organisationseinheit<text:span text:style-name="T20">en </text:span>- Organisationseinheiten werden per Dropdown-Menü vorgeschlagen</text:p>
        </text:list-item>
        <text:list-item>
          <text:p text:style-name="P61">Schlagwörter –<text:span text:style-name="T20"> Schlagwörtern können mittels Hilfe einer Autovervollständigung eingegeben werden. Wird ein neues Schlagwort eingegeben wird es automatisch der Schlagwortliste hinzugefügt.</text:span></text:p>
          <text:p text:style-name="P63"/>
        </text:list-item>
      </text:list>
      <text:p text:style-name="P5"><text:span text:style-name="T8">Das Attribut </text:span><text:span text:style-name="T9">Dokumentart </text:span><text:span text:style-name="T8">hat folgende Voreinstellungen: </text:span>CD, Buch, Film, Software, Hardware, Brief, Zeitung, Katalog, Foto, Dia, Plakat, <text:span text:style-name="T32">sonstiges</text:span></text:p>
      <text:list xml:id="list1942227182" text:style-name="LS2">
        <text:list-header>
          <text:p text:style-name="P64"><text:span text:style-name="T19">Für die Erfassung von Personen, Organisationseinheiten, Dokumentarten sowie Schlagwörtern werden gesonderte Formulare </text:span><text:span text:style-name="T25">in modalen Dialogen </text:span><text:span text:style-name="T19">angeboten.</text:span></text:p>
        </text:list-header>
      </text:list>
      <text:h text:style-name="Heading_20_4" text:outline-level="4"><text:bookmark-start text:name="__RefHeading__30102_1659882527"/>Dialog zur Erfassung der Namen<text:bookmark-end text:name="__RefHeading__30102_1659882527"/></text:h>
      <text:p text:style-name="P39"><draw:frame draw:style-name="fr7" draw:name="Grafik8" text:anchor-type="paragraph" svg:width="6.608cm" svg:height="3.263cm" draw:z-index="15"><draw:image xlink:href="Pictures/10000000000003F0000001F277F34877.png" xlink:type="simple" xlink:show="embed" xlink:actuate="onLoad"/></draw:frame><text:span text:style-name="T26">Zur Erfassung der Namen wird ein Dialog-Fenster geöffnet, in dass der Benutzer </text:span><text:span text:style-name="T37">beliebig viele </text:span><text:span text:style-name="T26"><text:s/>Namen </text:span><text:span text:style-name="T37">K</text:span><text:span text:style-name="T26">omma</text:span><text:span text:style-name="T27">-</text:span><text:span text:style-name="T26">separiert erfassen kann.</text:span><text:span text:style-name="T29">Bereits zugeordnete Namen werden automatisch in den Dialog geladen. </text:span><text:span text:style-name="T26">Wenn ein </text:span><text:span text:style-name="T29">neu erfasster </text:span><text:span text:style-name="T26">Name bereits einem anderen Archivale zugeordnet ist, so wird nur eine neue Verknüpfung zum aktuellen Archivale erstellt.</text:span></text:p>
      <text:h text:style-name="Heading_20_4" text:outline-level="4"><text:bookmark-start text:name="__RefHeading__30104_1659882527"/><text:span text:style-name="T26">D</text:span><text:span text:style-name="T26">ialog für die Zuordnung der Organisationseinheiten</text:span><text:bookmark-end text:name="__RefHeading__30104_1659882527"/></text:h>
      <text:p text:style-name="P38"><draw:frame draw:style-name="fr8" draw:name="Grafik9" text:anchor-type="paragraph" svg:y="0.005cm" svg:width="6.495cm" svg:height="4.754cm" draw:z-index="14"><draw:image xlink:href="Pictures/10000000000002B6000001FC0637E8C6.png" xlink:type="simple" xlink:show="embed" xlink:actuate="onLoad"/></draw:frame>Für die Zuordnung des Achivales zu unterschiedlichen Organisationseinheiten wird in einem Dialog eine Liste der möglichen Organisationseinheiten angeboten aus denen eine oder mehrere für die Zuordnung <text:s/>ausgewählt werden können.</text:p>
      <text:p text:style-name="P40"/>
      <text:h text:style-name="Heading_20_4" text:outline-level="4"><text:bookmark-start text:name="__RefHeading__30106_1659882527"/><text:soft-page-break/><text:span text:style-name="T28">Dialog für die Bearbeitung der </text:span>Schlagwörter<text:bookmark-end text:name="__RefHeading__30106_1659882527"/></text:h>
      <text:p text:style-name="P41"><draw:frame draw:style-name="fr8" draw:name="Grafik10" text:anchor-type="paragraph" svg:y="0.104cm" svg:width="7.401cm" svg:height="3.799cm" draw:z-index="6"><draw:image xlink:href="Pictures/10000000000003CE000001F4552B80BF.png" xlink:type="simple" xlink:show="embed" xlink:actuate="onLoad"/></draw:frame><text:span text:style-name="T30">Für die Zuordnung von Schlagwörtern zu einem Archivale wird ein Dialog angeboten, in dem der Benutzer die Schlagwörter Komma-separiert erfassen kann. Bereits </text:span><text:span text:style-name="T31">zugeordnete Schlagwörter werden beim Öffnen des Dialoges automatisch geladen. Wenn ein bereits zu einem anderen Archivale erfasstes Schlagwort dem aktuellen Archivale zugeordnet wird, so wird nur eine weitere Zuordnung zwischen dem aktuellen Archivale und dem Schlagwort erstellt.</text:span></text:p>
      <text:h text:style-name="Heading_20_2" text:outline-level="2"><text:bookmark-start text:name="__RefHeading__30132_1659882527"/><text:span text:style-name="T28"><text:s/></text:span>Beschreibung der Naviga<text:span text:style-name="T21">tion</text:span><text:bookmark-end text:name="__RefHeading__30132_1659882527"/></text:h>
      <text:p text:style-name="P31"><draw:frame draw:style-name="fr9" draw:name="11" text:anchor-type="char" svg:x="0.044cm" svg:y="-0.196cm" svg:width="10.664cm" svg:height="11.167cm" draw:z-index="5"><draw:image xlink:href="Pictures/10000201000001FE00000216AEBC388D.png" xlink:type="simple" xlink:show="embed" xlink:actuate="onLoad"/></draw:frame></text:p>
      <text:p text:style-name="P29">Durch eine Texteingabe in das Suchfeld und klicken auf die Schaltfläche ‘Suche’ gelangt man zu den Suchergebnissen.</text:p>
      <text:h text:style-name="P50" text:outline-level="1"><text:bookmark-start text:name="__RefHeading__26406_1659882527"/>Datenmodell<text:bookmark-end text:name="__RefHeading__26406_1659882527"/></text:h>
      <text:p text:style-name="P2"><draw:frame draw:style-name="fr1" draw:name="10" text:anchor-type="as-char" svg:width="17.33cm" svg:height="12.674cm" draw:z-index="0"><draw:image xlink:href="Pictures/10000000000003A8000002AD43DE6D4F.png" xlink:type="simple" xlink:show="embed" xlink:actuate="onLoad"/></draw:frame></text:p>
      <text:p text:style-name="P2"><text:span text:style-name="T6">Abb</text:span><text:span text:style-name="T6">.9 </text:span><text:span text:style-name="T6">ER</text:span><text:span text:style-name="T6">-</text:span><text:span text:style-name="T6">Diagram</text:span><text:span text:style-name="T6"> </text:span><text:span text:style-name="T6">des</text:span><text:span text:style-name="T6"> </text:span><text:span text:style-name="T6">Archives</text:span></text:p>
      <text:h text:style-name="Heading_20_2" text:outline-level="2"><text:bookmark-start text:name="__RefHeading__26408_1659882527"/>Beschreibung der einzelnen Entitäten<text:bookmark-end text:name="__RefHeading__26408_1659882527"/></text:h>
      <text:p text:style-name="P28"><text:span text:style-name="T3">Die</text:span><text:span text:style-name="T3"> </text:span>Entitäten <text:span text:style-name="T3">geben</text:span><text:span text:style-name="T3"> </text:span><text:span text:style-name="T3">an</text:span><text:span text:style-name="T3">, </text:span><text:span text:style-name="T3">welche</text:span><text:span text:style-name="T3"> </text:span><text:span text:style-name="T3">Recherche</text:span><text:span text:style-name="T3">-</text:span><text:span text:style-name="T3">Einheiten</text:span><text:span text:style-name="T3"> </text:span><text:span text:style-name="T3">zur</text:span><text:span text:style-name="T3"> </text:span>V<text:span text:style-name="T3">erfügung</text:span><text:span text:style-name="T3"> </text:span><text:span text:style-name="T3">stehen</text:span><text:span text:style-name="T3">.</text:span></text:p>
      <text:p text:style-name="P28"><text:span text:style-name="T3">Diese</text:span><text:span text:style-name="T3"> </text:span><text:span text:style-name="T3">wären</text:span><text:span text:style-name="T3"> </text:span>b<text:span text:style-name="T3">spw</text:span><text:span text:style-name="T3">. </text:span><text:span text:style-name="T3">der</text:span><text:span text:style-name="T3"> </text:span>N<text:span text:style-name="T3">ame</text:span><text:span text:style-name="T3"> </text:span><text:span text:style-name="T3">des</text:span><text:span text:style-name="T3"> </text:span><text:span text:style-name="T3">Dokuments</text:span><text:span text:style-name="T3">, </text:span><text:span text:style-name="T3">der</text:span><text:span text:style-name="T3"> </text:span><text:span text:style-name="T3">Inhalt</text:span><text:span text:style-name="T3"> </text:span><text:span text:style-name="T3">oder</text:span><text:span text:style-name="T3"> </text:span><text:span text:style-name="T3">auch</text:span><text:span text:style-name="T3"> </text:span>ein<text:span text:style-name="T3"> </text:span><text:span text:style-name="T3">Schlagwort</text:span><text:span text:style-name="T3">, </text:span><text:span text:style-name="T3">unter</text:span><text:span text:style-name="T3"> </text:span><text:span text:style-name="T3">welchem</text:span><text:span text:style-name="T3"> </text:span><text:span text:style-name="T3">der</text:span><text:span text:style-name="T3"> </text:span><text:span text:style-name="T3">Artikel</text:span><text:span text:style-name="T3"> </text:span><text:span text:style-name="T3">leicht</text:span><text:span text:style-name="T3"> </text:span><text:span text:style-name="T3">zu</text:span><text:span text:style-name="T3"> </text:span><text:span text:style-name="T3">finden</text:span><text:span text:style-name="T3"> </text:span><text:span text:style-name="T3">ist</text:span><text:span text:style-name="T3">. </text:span><text:span text:style-name="T3">Diese</text:span><text:span text:style-name="T3"> </text:span><text:span text:style-name="T3">Entitäten</text:span><text:span text:style-name="T3"> </text:span><text:span text:style-name="T3">sind</text:span><text:span text:style-name="T3"> </text:span><text:span text:style-name="T3">i</text:span>m<text:span text:style-name="T3"> </text:span><text:span text:style-name="T3">Datenmodel</text:span>l<text:span text:style-name="T3"> </text:span><text:span text:style-name="T3">in</text:span><text:span text:style-name="T3"> </text:span><text:span text:style-name="T3">Punkt</text:span><text:span text:style-name="T3"> 3 </text:span><text:span text:style-name="T3">zu</text:span><text:span text:style-name="T3"> </text:span><text:span text:style-name="T3">sehen</text:span><text:span text:style-name="T3">.</text:span></text:p>
      <text:h text:style-name="Heading_20_3" text:outline-level="3"><text:bookmark-start text:name="__RefHeading__26410_1659882527"/><text:bookmark text:name="h.9sw8blg5ynmi"/>Die Entität für Archivalien<text:bookmark-end text:name="__RefHeading__26410_1659882527"/></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ext:soft-page-break/>
        <table:table-row>
          <table:table-cell table:style-name="Tabelle1.A1" office:value-type="string">
            <text:p text:style-name="P12"><text:span text:style-name="T7">Name</text:span><text:span text:style-name="T7"> </text:span><text:span text:style-name="T7">des</text:span><text:span text:style-name="T7"> </text:span><text:span text:style-name="T7">Attributs</text:span></text:p>
          </table:table-cell>
          <table:table-cell table:style-name="Tabelle1.A1" office:value-type="string">
            <text:p text:style-name="P14">Datentyp</text:p>
          </table:table-cell>
          <table:table-cell table:style-name="Tabelle1.A1" office:value-type="string">
            <text:p text:style-name="P14">Beschreibung</text:p>
          </table:table-cell>
        </table:table-row>
        <table:table-row>
          <table:table-cell table:style-name="Tabelle1.A1" office:value-type="string">
            <text:p text:style-name="P15">Schubfach</text:p>
          </table:table-cell>
          <table:table-cell table:style-name="Tabelle1.A1" office:value-type="string">
            <text:p text:style-name="P12"><text:span text:style-name="T7">ganze</text:span><text:span text:style-name="T7"> </text:span><text:span text:style-name="T7">Zahl</text:span></text:p>
          </table:table-cell>
          <table:table-cell table:style-name="Tabelle1.A1" office:value-type="string">
            <text:p text:style-name="P12"><text:span text:style-name="T7">Gibt</text:span><text:span text:style-name="T7"> </text:span><text:span text:style-name="T7">an</text:span><text:span text:style-name="T7">, </text:span><text:span text:style-name="T7">in</text:span><text:span text:style-name="T7"> </text:span><text:span text:style-name="T7">welchem</text:span><text:span text:style-name="T7"> </text:span><text:span text:style-name="T7">Schubfach</text:span><text:span text:style-name="T7"> </text:span><text:span text:style-name="T7">sich</text:span><text:span text:style-name="T7"> </text:span><text:span text:style-name="T7">die</text:span><text:span text:style-name="T7"> </text:span><text:span text:style-name="T7">j</text:span><text:span text:style-name="T7">eweiligen</text:span><text:span text:style-name="T7"> </text:span><text:span text:style-name="T7">Mappen</text:span><text:span text:style-name="T7"> </text:span><text:span text:style-name="T7">mit</text:span><text:span text:style-name="T7"> </text:span><text:span text:style-name="T7">den</text:span><text:span text:style-name="T7"> </text:span><text:span text:style-name="T7">Archivalie</text:span><text:span text:style-name="T7">n</text:span><text:span text:style-name="T7"> </text:span><text:span text:style-name="T7">befinden</text:span></text:p>
          </table:table-cell>
        </table:table-row>
        <table:table-row>
          <table:table-cell table:style-name="Tabelle1.A1" office:value-type="string">
            <text:p text:style-name="P15">Mappe</text:p>
          </table:table-cell>
          <table:table-cell table:style-name="Tabelle1.A1" office:value-type="string">
            <text:p text:style-name="P12"><text:span text:style-name="T7">ganze</text:span><text:span text:style-name="T7"> </text:span><text:span text:style-name="T7">Zahl</text:span></text:p>
          </table:table-cell>
          <table:table-cell table:style-name="Tabelle1.A1" office:value-type="string">
            <text:p text:style-name="P12"><text:span text:style-name="T7">Gibt</text:span><text:span text:style-name="T7"> </text:span><text:span text:style-name="T7">an</text:span><text:span text:style-name="T7">, </text:span><text:span text:style-name="T7">in</text:span><text:span text:style-name="T7"> </text:span><text:span text:style-name="T7">welcher</text:span><text:span text:style-name="T7"> </text:span><text:span text:style-name="T7">Mappe</text:span><text:span text:style-name="T7"> </text:span><text:span text:style-name="T7">sich</text:span><text:span text:style-name="T7"> </text:span><text:span text:style-name="T7">die</text:span><text:span text:style-name="T7"> </text:span><text:span text:style-name="T7">Archivalien</text:span><text:span text:style-name="T7"> </text:span><text:span text:style-name="T7">befinden</text:span></text:p>
          </table:table-cell>
        </table:table-row>
        <table:table-row>
          <table:table-cell table:style-name="Tabelle1.A1" office:value-type="string">
            <text:p text:style-name="P15">Betreff</text:p>
          </table:table-cell>
          <table:table-cell table:style-name="Tabelle1.A1" office:value-type="string">
            <text:p text:style-name="P12"><text:span text:style-name="T7">Text</text:span><text:span text:style-name="T7"> (255 </text:span><text:span text:style-name="T7">Zeichen</text:span><text:span text:style-name="T7"> </text:span><text:span text:style-name="T7">max</text:span><text:span text:style-name="T7">.)</text:span></text:p>
          </table:table-cell>
          <table:table-cell table:style-name="Tabelle1.A1" office:value-type="string">
            <text:p text:style-name="P12"><text:span text:style-name="T7">Kurze</text:span><text:span text:style-name="T7"> </text:span><text:span text:style-name="T7">Zusammenfassung</text:span><text:span text:style-name="T7"> </text:span><text:span text:style-name="T7">des</text:span><text:span text:style-name="T7"> </text:span><text:span text:style-name="T7">Inhaltes</text:span><text:span text:style-name="T7"> </text:span><text:span text:style-name="T7">des</text:span><text:span text:style-name="T7"> </text:span><text:span text:style-name="T7">gesuchten</text:span><text:span text:style-name="T7"> </text:span><text:span text:style-name="T7">Archivals</text:span></text:p>
          </table:table-cell>
        </table:table-row>
        <table:table-row>
          <table:table-cell table:style-name="Tabelle1.A1" office:value-type="string">
            <text:p text:style-name="P15">Inhalt</text:p>
          </table:table-cell>
          <table:table-cell table:style-name="Tabelle1.A1" office:value-type="string">
            <text:p text:style-name="P12"><text:span text:style-name="T7">Text</text:span><text:span text:style-name="T7"> </text:span><text:span text:style-name="T7">bis</text:span><text:span text:style-name="T7"> 2 </text:span><text:span text:style-name="T7">Millarden</text:span><text:span text:style-name="T7"> </text:span><text:span text:style-name="T7">Zeichen</text:span><text:span text:style-name="T7"> <text:tab/>(</text:span><text:span text:style-name="T7">max</text:span><text:span text:style-name="T7"> = 2.147.483.647.)</text:span></text:p>
          </table:table-cell>
          <table:table-cell table:style-name="Tabelle1.A1" office:value-type="string">
            <text:p text:style-name="P12"><text:span text:style-name="T7">Hier</text:span><text:span text:style-name="T7"> </text:span><text:span text:style-name="T7">wird</text:span><text:span text:style-name="T7"> </text:span><text:span text:style-name="T7">der</text:span><text:span text:style-name="T7"> </text:span><text:span text:style-name="T7">Inhalt</text:span><text:span text:style-name="T7"> </text:span><text:span text:style-name="T7">d</text:span><text:span text:style-name="T7">e</text:span><text:span text:style-name="T7">s</text:span><text:span text:style-name="T7"> </text:span><text:span text:style-name="T7">Archivals</text:span><text:span text:style-name="T7"> </text:span><text:span text:style-name="T7">beschrieben</text:span></text:p>
          </table:table-cell>
        </table:table-row>
        <table:table-row>
          <table:table-cell table:style-name="Tabelle1.A1" office:value-type="string">
            <text:p text:style-name="P15">von<text:span text:style-name="T23">Jahr</text:span></text:p>
          </table:table-cell>
          <table:table-cell table:style-name="Tabelle1.A1" office:value-type="string">
            <text:p text:style-name="P12"><text:span text:style-name="T7">ganze</text:span><text:span text:style-name="T7"> </text:span><text:span text:style-name="T7">Zahl</text:span></text:p>
          </table:table-cell>
          <table:table-cell table:style-name="Tabelle1.A1" office:value-type="string">
            <text:p text:style-name="P12"><text:span text:style-name="T7">Erscheinungsjahr</text:span><text:span text:style-name="T7"> </text:span><text:span text:style-name="T7">von</text:span></text:p>
          </table:table-cell>
        </table:table-row>
        <table:table-row>
          <table:table-cell table:style-name="Tabelle1.A1" office:value-type="string">
            <text:p text:style-name="P15">bis<text:span text:style-name="T23">Jahr</text:span></text:p>
          </table:table-cell>
          <table:table-cell table:style-name="Tabelle1.A1" office:value-type="string">
            <text:p text:style-name="P12"><text:span text:style-name="T7">ganze</text:span><text:span text:style-name="T7"> </text:span><text:span text:style-name="T7">Zahl</text:span></text:p>
          </table:table-cell>
          <table:table-cell table:style-name="Tabelle1.A1" office:value-type="string">
            <text:p text:style-name="P12"><text:span text:style-name="T7">Erscheinungsjahr</text:span><text:span text:style-name="T7"> </text:span><text:span text:style-name="T7">bis</text:span></text:p>
          </table:table-cell>
        </table:table-row>
        <table:table-row>
          <table:table-cell table:style-name="Tabelle1.A1" office:value-type="string">
            <text:p text:style-name="P15">Datei</text:p>
          </table:table-cell>
          <table:table-cell table:style-name="Tabelle1.A1" office:value-type="string">
            <text:p text:style-name="P12"><text:span text:style-name="T7">beliebig</text:span><text:span text:style-name="T7"> </text:span><text:span text:style-name="T7">großer</text:span><text:span text:style-name="T7"> </text:span><text:span text:style-name="T7">Binärdatensatz</text:span></text:p>
          </table:table-cell>
          <table:table-cell table:style-name="Tabelle1.A1" office:value-type="string">
            <text:p text:style-name="P12"><text:span text:style-name="T7">Hier</text:span><text:span text:style-name="T7"> </text:span><text:span text:style-name="T7">wird</text:span><text:span text:style-name="T7"> </text:span><text:span text:style-name="T7">der</text:span><text:span text:style-name="T7"> </text:span><text:span text:style-name="T7">Datentyp</text:span><text:span text:style-name="T7"> </text:span><text:span text:style-name="T7">des</text:span><text:span text:style-name="T7"> </text:span><text:span text:style-name="T7">Dokuments</text:span><text:span text:style-name="T7"> </text:span><text:span text:style-name="T7">dargestellt</text:span><text:span text:style-name="T7"> (</text:span><text:span text:style-name="T7">Bsp</text:span><text:span text:style-name="T7">.: </text:span><text:span text:style-name="T7">txt</text:span><text:span text:style-name="T7">, </text:span><text:span text:style-name="T7">doc</text:span><text:span text:style-name="T7"> </text:span><text:span text:style-name="T7">etc</text:span><text:span text:style-name="T7">).</text:span></text:p>
          </table:table-cell>
        </table:table-row>
      </table:table>
      <text:h text:style-name="P67" text:outline-level="10" text:is-list-header="true"><text:bookmark text:name="h.3n8qcc5zfsk"/></text:h>
      <text:h text:style-name="Heading_20_3" text:outline-level="3"><text:bookmark-start text:name="__RefHeading__26412_1659882527"/><text:bookmark text:name="h.7gk722gz5y1v"/>Die Entität für Dokumentarten<text:bookmark-end text:name="__RefHeading__26412_1659882527"/></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3"><text:span text:style-name="T7">Name</text:span><text:span text:style-name="T7"> </text:span><text:span text:style-name="T7">des</text:span><text:span text:style-name="T7"> </text:span><text:span text:style-name="T7">Attributs</text:span></text:p>
          </table:table-cell>
          <table:table-cell table:style-name="Tabelle2.A1" office:value-type="string">
            <text:p text:style-name="P14">Datentyp</text:p>
          </table:table-cell>
          <table:table-cell table:style-name="Tabelle2.A1" office:value-type="string">
            <text:p text:style-name="P14">Beschreibung</text:p>
          </table:table-cell>
        </table:table-row>
        <table:table-row>
          <table:table-cell table:style-name="Tabelle2.A1" office:value-type="string">
            <text:p text:style-name="P15">ID</text:p>
          </table:table-cell>
          <table:table-cell table:style-name="Tabelle2.A1" office:value-type="string">
            <text:p text:style-name="P12"><text:span text:style-name="T7">ganze</text:span><text:span text:style-name="T7"> </text:span><text:span text:style-name="T7">Zahl</text:span></text:p>
          </table:table-cell>
          <table:table-cell table:style-name="Tabelle2.A1" office:value-type="string">
            <text:p text:style-name="P12"><text:span text:style-name="T7">Identifikationsnummer</text:span><text:span text:style-name="T7"> </text:span><text:span text:style-name="T7">der</text:span><text:span text:style-name="T7"> </text:span><text:span text:style-name="T7">Dokumentart</text:span></text:p>
          </table:table-cell>
        </table:table-row>
        <table:table-row>
          <table:table-cell table:style-name="Tabelle2.A1" office:value-type="string">
            <text:p text:style-name="P15">Name</text:p>
          </table:table-cell>
          <table:table-cell table:style-name="Tabelle2.A1" office:value-type="string">
            <text:p text:style-name="P12"><text:span text:style-name="T7">Text</text:span><text:span text:style-name="T7"> (50 </text:span><text:span text:style-name="T7">Zeichen</text:span><text:span text:style-name="T7"> </text:span><text:span text:style-name="T7">max</text:span><text:span text:style-name="T7">.)</text:span></text:p>
          </table:table-cell>
          <table:table-cell table:style-name="Tabelle2.A1" office:value-type="string">
            <text:p text:style-name="P12"><text:span text:style-name="T7">Benennt</text:span><text:span text:style-name="T7">, </text:span><text:span text:style-name="T7">welche</text:span><text:span text:style-name="T7"> </text:span><text:span text:style-name="T7">Dokumentart</text:span><text:span text:style-name="T7"> </text:span><text:span text:style-name="T7">es</text:span><text:span text:style-name="T7"> </text:span><text:span text:style-name="T7">ist</text:span><text:span text:style-name="T7">.</text:span></text:p>
          </table:table-cell>
        </table:table-row>
      </table:table>
      <text:h text:style-name="P67" text:outline-level="10" text:is-list-header="true"><text:bookmark text:name="h.68n6m4vzlb4k"/><text:soft-page-break/></text:h>
      <text:h text:style-name="Heading_20_3" text:outline-level="3"><text:bookmark-start text:name="__RefHeading__26414_1659882527"/><text:bookmark text:name="h.hk4i9dfr4eun"/>Die Entität für Schlagwörter<text:bookmark-end text:name="__RefHeading__26414_1659882527"/></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12"><text:span text:style-name="T7">Name</text:span><text:span text:style-name="T7"> </text:span><text:span text:style-name="T7">des</text:span><text:span text:style-name="T7"> </text:span><text:span text:style-name="T7">Attributs</text:span></text:p>
          </table:table-cell>
          <table:table-cell table:style-name="Tabelle3.A1" office:value-type="string">
            <text:p text:style-name="P15">Datentyp</text:p>
          </table:table-cell>
          <table:table-cell table:style-name="Tabelle3.A1" office:value-type="string">
            <text:p text:style-name="P15">Beschreibung</text:p>
          </table:table-cell>
        </table:table-row>
        <table:table-row>
          <table:table-cell table:style-name="Tabelle3.A1" office:value-type="string">
            <text:p text:style-name="P15">Name</text:p>
          </table:table-cell>
          <table:table-cell table:style-name="Tabelle3.A1" office:value-type="string">
            <text:p text:style-name="P12"><text:span text:style-name="T7">Text</text:span><text:span text:style-name="T7"> (50 </text:span><text:span text:style-name="T7">Zeichen</text:span><text:span text:style-name="T7"> </text:span><text:span text:style-name="T7">max</text:span><text:span text:style-name="T7">.)</text:span></text:p>
          </table:table-cell>
          <table:table-cell table:style-name="Tabelle3.A1" office:value-type="string">
            <text:p text:style-name="P12"><text:span text:style-name="T7">Name</text:span><text:span text:style-name="T7"> </text:span><text:span text:style-name="T7">des</text:span><text:span text:style-name="T7"> </text:span><text:span text:style-name="T7">Schlagwortes</text:span></text:p>
          </table:table-cell>
        </table:table-row>
      </table:table>
      <text:h text:style-name="Heading_20_3" text:outline-level="3"><text:bookmark-start text:name="__RefHeading__26416_1659882527"/><text:bookmark text:name="h.xcln7j2bhi3i"/>Die Entität für Namen<text:bookmark-end text:name="__RefHeading__26416_1659882527"/></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12"><text:span text:style-name="T7">Name</text:span><text:span text:style-name="T7"> </text:span><text:span text:style-name="T7">des</text:span><text:span text:style-name="T7"> </text:span><text:span text:style-name="T7">Attributs</text:span></text:p>
          </table:table-cell>
          <table:table-cell table:style-name="Tabelle4.A1" office:value-type="string">
            <text:p text:style-name="P15">Datentyp</text:p>
          </table:table-cell>
          <table:table-cell table:style-name="Tabelle4.A1" office:value-type="string">
            <text:p text:style-name="P15">Beschreibung</text:p>
          </table:table-cell>
        </table:table-row>
        <table:table-row>
          <table:table-cell table:style-name="Tabelle4.A1" office:value-type="string">
            <text:p text:style-name="P15">Vorname</text:p>
          </table:table-cell>
          <table:table-cell table:style-name="Tabelle4.A1" office:value-type="string">
            <text:p text:style-name="P12"><text:span text:style-name="T7">Text</text:span><text:span text:style-name="T7"> (50 </text:span><text:span text:style-name="T7">Zeichen</text:span><text:span text:style-name="T7"> </text:span><text:span text:style-name="T7">max</text:span><text:span text:style-name="T7">.)</text:span></text:p>
          </table:table-cell>
          <table:table-cell table:style-name="Tabelle4.A1" office:value-type="string">
            <text:p text:style-name="P12"><text:span text:style-name="T7">Vorname</text:span><text:span text:style-name="T7"> </text:span><text:span text:style-name="T7">der</text:span><text:span text:style-name="T7"> </text:span><text:span text:style-name="T7">Person</text:span></text:p>
          </table:table-cell>
        </table:table-row>
        <table:table-row>
          <table:table-cell table:style-name="Tabelle4.A1" office:value-type="string">
            <text:p text:style-name="P15">Nachname</text:p>
          </table:table-cell>
          <table:table-cell table:style-name="Tabelle4.A1" office:value-type="string">
            <text:p text:style-name="P12"><text:span text:style-name="T7">Text</text:span><text:span text:style-name="T7"> (50 </text:span><text:span text:style-name="T7">Zeichen</text:span><text:span text:style-name="T7"> </text:span><text:span text:style-name="T7">max</text:span><text:span text:style-name="T7">.)</text:span></text:p>
          </table:table-cell>
          <table:table-cell table:style-name="Tabelle4.A1" office:value-type="string">
            <text:p text:style-name="P12"><text:span text:style-name="T7">Nachname</text:span><text:span text:style-name="T7"> </text:span><text:span text:style-name="T7">der</text:span><text:span text:style-name="T7"> </text:span><text:span text:style-name="T7">Person</text:span></text:p>
          </table:table-cell>
        </table:table-row>
      </table:table>
      <text:h text:style-name="Heading_20_3" text:outline-level="3"><text:bookmark-start text:name="__RefHeading__26418_1659882527"/><text:bookmark text:name="h.7wq5ac517tje"/>Die Entität für Organisationseinheiten<text:bookmark-end text:name="__RefHeading__26418_1659882527"/></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12"><text:span text:style-name="T7">Name</text:span><text:span text:style-name="T7"> </text:span><text:span text:style-name="T7">des</text:span><text:span text:style-name="T7"> </text:span><text:span text:style-name="T7">Attributs</text:span></text:p>
          </table:table-cell>
          <table:table-cell table:style-name="Tabelle5.A1" office:value-type="string">
            <text:p text:style-name="P15">Datentyp</text:p>
          </table:table-cell>
          <table:table-cell table:style-name="Tabelle5.A1" office:value-type="string">
            <text:p text:style-name="P15">Beschreibung</text:p>
          </table:table-cell>
        </table:table-row>
        <table:table-row>
          <table:table-cell table:style-name="Tabelle5.A1" office:value-type="string">
            <text:p text:style-name="P15">ID</text:p>
          </table:table-cell>
          <table:table-cell table:style-name="Tabelle5.A1" office:value-type="string">
            <text:p text:style-name="P12"><text:span text:style-name="T7">ganze</text:span><text:span text:style-name="T7"> </text:span><text:span text:style-name="T7">Zahl</text:span></text:p>
          </table:table-cell>
          <table:table-cell table:style-name="Tabelle5.A1" office:value-type="string">
            <text:p text:style-name="P12"><text:span text:style-name="T7">Einzigartiger</text:span><text:span text:style-name="T7"> </text:span><text:span text:style-name="T7">Indikator</text:span><text:span text:style-name="T7"> </text:span><text:span text:style-name="T7">der</text:span><text:span text:style-name="T7"> </text:span><text:span text:style-name="T7">Organisationseinheit</text:span><text:span text:style-name="T7">.</text:span></text:p>
          </table:table-cell>
        </table:table-row>
        <table:table-row>
          <table:table-cell table:style-name="Tabelle5.A1" office:value-type="string">
            <text:p text:style-name="P15">Name</text:p>
          </table:table-cell>
          <table:table-cell table:style-name="Tabelle5.A1" office:value-type="string">
            <text:p text:style-name="P12"><text:span text:style-name="T7">Text</text:span><text:span text:style-name="T7"> (50 </text:span><text:span text:style-name="T7">Zeichen</text:span><text:span text:style-name="T7"> </text:span><text:span text:style-name="T7">max</text:span><text:span text:style-name="T7">.)</text:span></text:p>
          </table:table-cell>
          <table:table-cell table:style-name="Tabelle5.A1" office:value-type="string">
            <text:p text:style-name="P12"><text:span text:style-name="T7">Name</text:span><text:span text:style-name="T7"> </text:span><text:span text:style-name="T7">der</text:span><text:span text:style-name="T7"> </text:span><text:span text:style-name="T7">Organisationseinheit</text:span><text:span text:style-name="T7"> </text:span><text:span text:style-name="T7">(</text:span><text:span text:style-name="T7">bspw</text:span><text:span text:style-name="T7">.</text:span><text:span text:style-name="T7">Lette</text:span><text:span text:style-name="T7">-</text:span><text:span text:style-name="T7">Verein</text:span><text:span text:style-name="T7">, </text:span><text:span text:style-name="T7">MIA</text:span><text:span text:style-name="T7"> </text:span><text:span text:style-name="T7">oder</text:span><text:span text:style-name="T7"> </text:span><text:span text:style-name="T7">Verwaltung</text:span><text:span text:style-name="T7">)</text:span></text:p>
          </table:table-cell>
        </table:table-row>
      </table:table>
      <text:p text:style-name="P2"/>
      <text:p text:style-name="P28">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1">r</text:span>ibute der jeweils zugeordneten Datensätze gespeichert sind.</text:p>
      <text:h text:style-name="Heading_20_2" text:outline-level="2"><text:bookmark-start text:name="__RefHeading__26420_1659882527"/>Beschreibung des Object Relational Mapping (ORM)<text:bookmark-end text:name="__RefHeading__26420_1659882527"/></text:h>
      <text:p text:style-name="P2">Jede Entität wird durch eine Java-Klasse repräsentiert. Für das ORM werden folgende Java-Klassen implementiert:</text:p>
      <text:p text:style-name="P2"><text:span text:style-name="T8">Archivale</text:span><text:span text:style-name="T8">, </text:span><text:span text:style-name="T8">Dokumentart</text:span><text:span text:style-name="T8">, </text:span><text:span text:style-name="T8">Name</text:span><text:span text:style-name="T8">, </text:span><text:span text:style-name="T8">Organisationseinheit</text:span><text:span text:style-name="T8"> </text:span><text:span text:style-name="T8">und</text:span><text:span text:style-name="T8"> </text:span><text:span text:style-name="T8">Schlagwort</text:span></text:p>
      <text:h text:style-name="Heading_20_3" text:outline-level="3"><text:bookmark-start text:name="__RefHeading__26422_1659882527"/><text:bookmark text:name="h.l2j5de9co6w6"/><text:soft-page-break/>Die Klasse Archivale<text:bookmark-end text:name="__RefHeading__26422_1659882527"/></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Heading_20_3" text:outline-level="3"><text:bookmark-start text:name="__RefHeading__26424_1659882527"/><text:bookmark text:name="h.fj8lqhupsgkk"/>Die Klasse Dokumentart<text:bookmark-end text:name="__RefHeading__26424_1659882527"/></text:h>
      <text:p text:style-name="P2">Eine Dokumentart besitzt Eigenschaften für den Primärschlüssel, den Namen der Dokumentart und eine Liste von Archivalien, die der Dokumentart zugeordnet sind </text:p>
      <text:h text:style-name="Heading_20_3" text:outline-level="3"><text:bookmark-start text:name="__RefHeading__26426_1659882527"/><text:bookmark text:name="h.51cv4myvl2ai"/>Die Klasse Name<text:bookmark-end text:name="__RefHeading__26426_1659882527"/></text:h>
      <text:p text:style-name="P2">Ein Name besitzt die Eigenschaften für den Primärschlüssel und dem Namen der Person, die bezeichnet wird. Der Name besitzt eine Liste von Archivalien, die ihm zugeordnet sind.</text:p>
      <text:h text:style-name="Heading_20_3" text:outline-level="3"><text:bookmark-start text:name="__RefHeading__26428_1659882527"/><text:bookmark text:name="h.apbeb5xwigkc"/>Die Klasse Organisationseinheit<text:bookmark-end text:name="__RefHeading__26428_1659882527"/></text:h>
      <text:p text:style-name="P2">Eine Organisationseinheit wird durch die Eigenschaft für den Primärschlüssel, der Eigenschaft für den Namen sowie einer Liste von Archivalien beschrieben die der Organisationseinheit zugeordnet sind.</text:p>
      <text:h text:style-name="Heading_20_3" text:outline-level="3"><text:bookmark-start text:name="__RefHeading__26430_1659882527"/><text:bookmark text:name="h.5c9q8wfc8g5l"/>Die Klasse Schlagwort<text:bookmark-end text:name="__RefHeading__26430_1659882527"/></text:h>
      <text:p text:style-name="P7">Ein Schlagwort wird durch seinen Primärschlüssel, dem Wort sowie durch <text:s/>eine Liste von Archivalien, die durch dieses Schlagwort gekennzeichnet sind.</text:p>
      <text:h text:style-name="Heading_20_1" text:outline-level="1"><text:bookmark-start text:name="__RefHeading__30108_1659882527"/>Implementierung<text:bookmark-end text:name="__RefHeading__30108_1659882527"/></text:h>
      <text:h text:style-name="P53" text:outline-level="10"><text:bookmark-start text:name="__RefHeading__26434_1659882527"/>RechercheBean<text:bookmark-end text:name="__RefHeading__26434_1659882527"/></text:h>
      <text:p text:style-name="P2">Die RechercheBean stellt die Funktionen für die Views search.xhtml und result.xhtml zur Verfügung.</text:p>
      <text:h text:style-name="Heading_20_3" text:outline-level="3"><text:bookmark-start text:name="__RefHeading__26436_1659882527"/><text:bookmark text:name="h.dqlyuedo0gxl"/>Eigenschaften der RechercheBean<text:bookmark-end text:name="__RefHeading__26436_1659882527"/></text:h>
      <text:p text:style-name="P2"/>
      <table:table table:name="Tabelle6" table:style-name="Tabelle6">
        <table:table-column table:style-name="Tabelle6.A" table:number-columns-repeated="2"/>
        <table:table-column table:style-name="Tabelle6.C"/>
        <table:table-row>
          <table:table-cell table:style-name="Tabelle6.A1" office:value-type="string">
            <text:p text:style-name="P25">Name</text:p>
          </table:table-cell>
          <table:table-cell table:style-name="Tabelle6.A1" office:value-type="string">
            <text:p text:style-name="P25">Datentyp</text:p>
          </table:table-cell>
          <table:table-cell table:style-name="Tabelle6.A1" office:value-type="string">
            <text:p text:style-name="P25">Funktion</text:p>
          </table:table-cell>
        </table:table-row>
        <table:table-row>
          <table:table-cell table:style-name="Tabelle6.A2" office:value-type="string">
            <text:p text:style-name="P19">entityManager</text:p>
          </table:table-cell>
          <table:table-cell table:style-name="Tabelle6.A2" office:value-type="string">
            <text:p text:style-name="P19">EntityManager</text:p>
          </table:table-cell>
          <table:table-cell table:style-name="Tabelle6.A2" office:value-type="string">
            <text:p text:style-name="P19">Ermöglicht den Zugriff auf die Datenbank.</text:p>
          </table:table-cell>
        </table:table-row>
        <text:soft-page-break/>
        <table:table-row>
          <table:table-cell table:style-name="Tabelle6.A1" office:value-type="string">
            <text:p text:style-name="P15">suchKriterium</text:p>
          </table:table-cell>
          <table:table-cell table:style-name="Tabelle6.B3" office:value-type="string">
            <text:p text:style-name="P16">String</text:p>
          </table:table-cell>
          <table:table-cell table:style-name="Tabelle6.A1" office:value-type="string">
            <text:p text:style-name="P12"><text:span text:style-name="T7">Der</text:span><text:span text:style-name="T7"> </text:span><text:span text:style-name="T7">Text</text:span><text:span text:style-name="T7">, </text:span><text:span text:style-name="T7">der</text:span><text:span text:style-name="T7"> </text:span><text:span text:style-name="T7">im</text:span><text:span text:style-name="T7"> </text:span><text:span text:style-name="T7">Suchfeld</text:span><text:span text:style-name="T7"> </text:span><text:span text:style-name="T7">vom</text:span><text:span text:style-name="T7"> </text:span><text:span text:style-name="T7">Benutzer</text:span><text:span text:style-name="T7"> </text:span><text:span text:style-name="T7">eingegeben</text:span><text:span text:style-name="T7"> </text:span><text:span text:style-name="T7">wurde</text:span><text:span text:style-name="T7">.</text:span></text:p>
          </table:table-cell>
        </table:table-row>
        <table:table-row>
          <table:table-cell table:style-name="Tabelle6.A2" office:value-type="string">
            <text:p text:style-name="P17"><text:span text:style-name="T16">s</text:span><text:span text:style-name="T15">earchHelp</text:span></text:p>
          </table:table-cell>
          <table:table-cell table:style-name="Tabelle6.B4" office:value-type="string">
            <text:p text:style-name="P22">boolean</text:p>
          </table:table-cell>
          <table:table-cell table:style-name="Tabelle6.A2" office:value-type="string">
            <text:p text:style-name="P26">Zeigt an, ob die erweiterte Suche gerade angezeigt wird.</text:p>
          </table:table-cell>
        </table:table-row>
        <table:table-row>
          <table:table-cell table:style-name="Tabelle6.A1" office:value-type="string">
            <text:p text:style-name="P15">archivalien</text:p>
          </table:table-cell>
          <table:table-cell table:style-name="Tabelle6.A1" office:value-type="string">
            <text:p text:style-name="P15">List&lt;Archivale&gt;</text:p>
          </table:table-cell>
          <table:table-cell table:style-name="Tabelle6.A1" office:value-type="string">
            <text:p text:style-name="P12"><text:span text:style-name="T7">Die</text:span><text:span text:style-name="T7"> </text:span><text:span text:style-name="T7">Suchergebnisse</text:span><text:span text:style-name="T7">, </text:span><text:span text:style-name="T7">die</text:span><text:span text:style-name="T7"> </text:span><text:span text:style-name="T7">den</text:span><text:span text:style-name="T7"> </text:span><text:span text:style-name="T7">Suchkriterien</text:span><text:span text:style-name="T7"> </text:span><text:span text:style-name="T7">entsprechen</text:span><text:span text:style-name="T7">.</text:span></text:p>
          </table:table-cell>
        </table:table-row>
      </table:table>
      <text:h text:style-name="P66" text:outline-level="3"><text:bookmark-start text:name="__RefHeading__30110_1659882527"/>Die Methoden der RechercheBean<text:bookmark-end text:name="__RefHeading__30110_1659882527"/></text:h>
      <text:h text:style-name="Heading_20_4" text:outline-level="4"><text:bookmark-start text:name="__RefHeading__26438_1659882527"/><text:bookmark text:name="h.qjrdd7t2s3e9"/>Die Action-Methode search()<text:bookmark-end text:name="__RefHeading__26438_1659882527"/></text:h>
      <text:p text:style-name="P8"><text:span text:style-name="T10">Diese</text:span><text:span text:style-name="T10"> </text:span><text:span text:style-name="T10">Methode</text:span><text:span text:style-name="T10"> </text:span><text:span text:style-name="T10">als</text:span><text:span text:style-name="T10"> </text:span><text:span text:style-name="T10">action</text:span><text:span text:style-name="T10">-</text:span><text:span text:style-name="T10">Methode</text:span><text:span text:style-name="T10"> </text:span><text:span text:style-name="T10">und</text:span><text:span text:style-name="T10"> </text:span><text:span text:style-name="T10">wird</text:span><text:span text:style-name="T10"> </text:span><text:span text:style-name="T10">ausgelöst</text:span><text:span text:style-name="T10">, </text:span><text:span text:style-name="T10">wenn</text:span><text:span text:style-name="T10"> </text:span><text:span text:style-name="T10">d</text:span>ie Schaltfläche<text:span text:style-name="T10"> „</text:span><text:span text:style-name="T10">Suche</text:span><text:span text:style-name="T10">“ </text:span><text:span text:style-name="T10">angeklickt</text:span><text:span text:style-name="T10"> </text:span><text:span text:style-name="T10">wurde</text:span><text:span text:style-name="T10">.</text:span></text:p>
      <text:p text:style-name="P8">Sie benutzt den Text in der Eigenschaft suchKriterium, um nach passenden Dokumenten suchen. Die mit den Suchkriterien übereinstimmenden Dokumente werden in der List “archivalien” zur Anzeige gespeichert.</text:p>
      <text:h text:style-name="Heading_20_4" text:outline-level="4"><text:bookmark-start text:name="__RefHeading__26440_1659882527"/><text:bookmark text:name="h.aqd7qyboq5ot"/>Die ActionListener-Methode schagwortClicked():void<text:bookmark-end text:name="__RefHeading__26440_1659882527"/></text:h>
      <text:p text:style-name="P2">Diese Methode als Action-Listener und wird ausgelöst, wenn die Schaltfläche “Schlagwort” der erweiterten Suche angewählt wurde. Es wird der Text “[schlagwort] = “ in die Eigenschaft “suchKriterium” gespeichert. Wenn bereits Text in der Eigenschaft vorhanden ist, so wird die Zeichenfolge “ and “ vorangestellt.</text:p>
      <text:p text:style-name="P2"/>
      <text:h text:style-name="Heading_20_4" text:outline-level="4"><text:bookmark-start text:name="__RefHeading__26442_1659882527"/><text:bookmark text:name="h.f64fo53sn2ea"/>Die ActionListener-Methode nameClicked():void<text:bookmark-end text:name="__RefHeading__26442_1659882527"/></text:h>
      <text:p text:style-name="P2">Diese Methode als Action-Listener und wird ausgelöst, wenn die Schaltfläche “Name” der erweiterten Suche angewählt wurde. Es wird der Text “[name] = “ in die Eigenschaft “suchKriterium” gespeichert. Wenn bereits Text in der Eigenschaft vorhanden ist, so wird die Zeichenfolge “ and “ vorangestellt.</text:p>
      <text:p text:style-name="P9"/>
      <text:h text:style-name="Heading_20_4" text:outline-level="4"><text:bookmark-start text:name="__RefHeading__26444_1659882527"/><text:bookmark text:name="h.zc5lze87os30"/>Die ActionListener-Methode titelClicked():void<text:bookmark-end text:name="__RefHeading__26444_1659882527"/></text:h>
      <text:p text:style-name="P2">Diese Methode als Action-Listener und wird ausgelöst, wenn die Schaltfläche “Titel” der erweiterten Suche angewählt wurde. Es wird der Text “[titel] = “ in die Eigenschaft “suchKriterium” gespeichert. Wenn bereits Text in der Eigenschaft vorhanden ist, so wird die Zeichenfolge “ and “ vorangestellt.</text:p>
      <text:p text:style-name="P9"/>
      <text:h text:style-name="Heading_20_4" text:outline-level="4"><text:bookmark-start text:name="__RefHeading__26446_1659882527"/><text:bookmark text:name="h.e7fb4k544oj2"/>Die ActionListener-Methode betreffClicked():void<text:bookmark-end text:name="__RefHeading__26446_1659882527"/></text:h>
      <text:p text:style-name="P2">Diese Methode als Action-Listener und wird ausgelöst, wenn die Schaltfläche “Betreff” der erweiterten Suche angewählt wurde. Es wird der Text “[betreff] = “ in die Eigenschaft “suchKriterium” gespeichert. Wenn bereits Text in der Eigenschaft vorhanden ist, so wird die Zeichenfolge “ and “ vorangestellt.</text:p>
      <text:p text:style-name="P9"/>
      <text:h text:style-name="Heading_20_4" text:outline-level="4"><text:bookmark-start text:name="__RefHeading__26448_1659882527"/><text:bookmark text:name="h.2zx003nraqdu"/><text:soft-page-break/>Die ActionListener-Methode andClicked():void<text:bookmark-end text:name="__RefHeading__26448_1659882527"/></text:h>
      <text:p text:style-name="P2">Diese Methode als Action-Listener und wird ausgelöst, wenn die Schaltfläche “and” der erweiterten Suche angewählt wurde. Es wird der Text “ and “ in die Eigenschaft “suchKriterium” gespeichert.</text:p>
      <text:p text:style-name="P9"/>
      <text:h text:style-name="Heading_20_4" text:outline-level="4"><text:bookmark-start text:name="__RefHeading__26450_1659882527"/><text:bookmark text:name="h.5x7ffcrsxc7f"/>Die ActionListener-Methode orClicked():void<text:bookmark-end text:name="__RefHeading__26450_1659882527"/></text:h>
      <text:p text:style-name="P2">Diese Methode dient als Action-Listener und wird ausgelöst, wenn die Schaltfläche “or” der erweiterten Suche angewählt wurde. Es wird der Text “ or “ in die Eigenschaft “suchKriterium” gespeichert.</text:p>
      <text:p text:style-name="P2">Schaltfläche kann man die Seite wechseln(siehe <text:a xlink:type="simple" xlink:href="#id.cagqyip6aj6e"><text:span text:style-name="T2">2.3. </text:span></text:a><text:a xlink:type="simple" xlink:href="#id.cagqyip6aj6e"><text:span text:style-name="T2">Beschreibung</text:span></text:a><text:a xlink:type="simple" xlink:href="#id.cagqyip6aj6e"><text:span text:style-name="T2"> </text:span></text:a><text:a xlink:type="simple" xlink:href="#id.cagqyip6aj6e"><text:span text:style-name="T2">der</text:span></text:a><text:a xlink:type="simple" xlink:href="#id.cagqyip6aj6e"><text:span text:style-name="T2"> </text:span></text:a><text:a xlink:type="simple" xlink:href="#id.cagqyip6aj6e"><text:span text:style-name="T2">Navigation</text:span></text:a>).</text:p>
      <text:h text:style-name="P54" text:outline-level="10"><text:bookmark-start text:name="__RefHeading__26452_1659882527"/>DetailBean (Anzeige der Attribute eines Archivale)<text:bookmark-end text:name="__RefHeading__26452_1659882527"/></text:h>
      <text:h text:style-name="P68" text:outline-level="10"><text:bookmark-start text:name="__RefHeading__26454_1659882527"/><text:bookmark text:name="h.4axqg5pav8lz"/>Eigenschaften der DetailBean<text:bookmark-end text:name="__RefHeading__26454_1659882527"/></text:h>
      <table:table table:name="Tabelle7" table:style-name="Tabelle7">
        <table:table-column table:style-name="Tabelle7.A" table:number-columns-repeated="3"/>
        <table:table-row>
          <table:table-cell table:style-name="Tabelle7.A1" office:value-type="string">
            <text:p text:style-name="P25">Name</text:p>
          </table:table-cell>
          <table:table-cell table:style-name="Tabelle7.A1" office:value-type="string">
            <text:p text:style-name="P25">Datentyp</text:p>
          </table:table-cell>
          <table:table-cell table:style-name="Tabelle7.A1" office:value-type="string">
            <text:p text:style-name="P25">Funktion</text:p>
          </table:table-cell>
        </table:table-row>
        <table:table-row>
          <table:table-cell table:style-name="Tabelle7.A1" office:value-type="string">
            <text:p text:style-name="P19">entityManager</text:p>
          </table:table-cell>
          <table:table-cell table:style-name="Tabelle7.A1" office:value-type="string">
            <text:p text:style-name="P19">EntityManager</text:p>
          </table:table-cell>
          <table:table-cell table:style-name="Tabelle7.A1" office:value-type="string">
            <text:p text:style-name="P19">Ermöglicht den Zugriff auf die Datenbank.</text:p>
          </table:table-cell>
        </table:table-row>
        <table:table-row>
          <table:table-cell table:style-name="Tabelle7.A3" office:value-type="string">
            <text:p text:style-name="P15">aktuellesArchivale</text:p>
          </table:table-cell>
          <table:table-cell table:style-name="Tabelle7.A3" office:value-type="string">
            <text:p text:style-name="P15">Archivale</text:p>
          </table:table-cell>
          <table:table-cell table:style-name="Tabelle7.A3" office:value-type="string">
            <text:p text:style-name="P12"><text:span text:style-name="T7">das</text:span><text:span text:style-name="T7"> </text:span><text:span text:style-name="T7">aktuelle</text:span><text:span text:style-name="T7"> </text:span><text:span text:style-name="T7">Archivale</text:span><text:span text:style-name="T7">, </text:span><text:span text:style-name="T7">das</text:span><text:span text:style-name="T7"> </text:span><text:span text:style-name="T7">der</text:span><text:span text:style-name="T7"> </text:span><text:span text:style-name="T7">Benutzer</text:span><text:span text:style-name="T7"> </text:span><text:span text:style-name="T7">in</text:span><text:span text:style-name="T7"> </text:span><text:span text:style-name="T7">der</text:span><text:span text:style-name="T7"> </text:span><text:span text:style-name="T7">Ergebnisliste</text:span><text:span text:style-name="T7"> </text:span><text:span text:style-name="T7">angewählt</text:span><text:span text:style-name="T7"> </text:span><text:span text:style-name="T7">hat</text:span></text:p>
            <text:p text:style-name="P12"><text:span text:style-name="T7">(</text:span><text:span text:style-name="T7">wird</text:span><text:span text:style-name="T7"> </text:span><text:span text:style-name="T7">über</text:span><text:span text:style-name="T7"> </text:span><text:span text:style-name="T7">ein</text:span><text:span text:style-name="T7"> </text:span><text:span text:style-name="T7">f</text:span><text:span text:style-name="T7">:</text:span><text:span text:style-name="T7">setPropertyActionListener</text:span><text:span text:style-name="T7"> -</text:span><text:span text:style-name="T7">Tag</text:span><text:span text:style-name="T7"> </text:span><text:span text:style-name="T7">gesetzt</text:span><text:span text:style-name="T7">)</text:span></text:p>
          </table:table-cell>
        </table:table-row>
      </table:table>
      <text:h text:style-name="P71" text:outline-level="10">Die Methoden der DetailBean</text:h>
      <text:h text:style-name="Heading_20_4" text:outline-level="4"><text:bookmark-start text:name="__RefHeading__26456_1659882527"/><text:bookmark text:name="h.pz1inb764k3k"/>Die <text:span text:style-name="T12">Action-</text:span>Methode showDocument():String<text:bookmark-end text:name="__RefHeading__26456_1659882527"/></text:h>
      <text:p text:style-name="P2">Diese Methode dient als <text:span text:style-name="T13">A</text:span>ction-Methode und wird ausgeführt, wenn der Benutzer die Schaltfläche zur Anzeige des Dokuments anwählt.</text:p>
      <text:h text:style-name="Heading_20_4" text:outline-level="4"><text:bookmark-start text:name="__RefHeading__26458_1659882527"/><text:bookmark text:name="h.wqqxluhn1rey"/>Die <text:span text:style-name="T12">Action-</text:span>Methode back():<text:span text:style-name="T12">String</text:span><text:bookmark-end text:name="__RefHeading__26458_1659882527"/></text:h>
      <text:p text:style-name="P2">Diese Methode wird ausgeführt, wenn der “Zurück”-Button gedrückt wurde. Er führt von der Detail-Anzeige eines Archivales zurück zur Recherche. Hierbei muss darauf geachtet werden, dass auch alle Archivalien erneut angezeigt werden und man auf der korrekten Seite landet.</text:p>
      <text:h text:style-name="Heading_20_4" text:outline-level="4"><text:bookmark-start text:name="__RefHeading__26460_1659882527"/><text:bookmark text:name="h.yvlax5f2h4r0"/><text:soft-page-break/>Die <text:span text:style-name="T12">Action-</text:span>Methode sortBy():<text:span text:style-name="T12">String</text:span><text:bookmark-end text:name="__RefHeading__26460_1659882527"/></text:h>
      <text:p text:style-name="P2">Diese Methode wird ausgeführt, wenn ein Sortierungskriterium in der obersten Zeile der Liste angeklickt wird.</text:p>
      <text:p text:style-name="P2"><text:soft-page-break/>Die Methode sortiert die Archivalien in der Liste nach dem angeklickten Kriterium, nach Alphabet oder numerischer Menge. Wenn das Kriterium nochmal angeklickt wird, wird die Liste umgedreht.</text:p>
      <text:h text:style-name="P54" text:outline-level="10"><text:bookmark-start text:name="__RefHeading__26462_1659882527"/>LoginBean (Anmeldung als Redakteur)<text:bookmark-end text:name="__RefHeading__26462_1659882527"/></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Heading_20_3" text:outline-level="3"><text:bookmark-start text:name="__RefHeading__26464_1659882527"/><text:bookmark text:name="h.e1shjo9mj8sc"/>Eigenschaften <text:span text:style-name="T36">der LoginBean</text:span><text:bookmark-end text:name="__RefHeading__26464_1659882527"/></text:h>
      <table:table table:name="Tabelle8" table:style-name="Tabelle8">
        <table:table-column table:style-name="Tabelle8.A" table:number-columns-repeated="3"/>
        <table:table-row>
          <table:table-cell table:style-name="Tabelle8.A1" office:value-type="string">
            <text:p text:style-name="P18">Name</text:p>
          </table:table-cell>
          <table:table-cell table:style-name="Tabelle8.A1" office:value-type="string">
            <text:p text:style-name="P18">Datentyp</text:p>
          </table:table-cell>
          <table:table-cell table:style-name="Tabelle8.A1" office:value-type="string">
            <text:p text:style-name="P18">Beschreibung</text:p>
          </table:table-cell>
        </table:table-row>
        <table:table-row>
          <table:table-cell table:style-name="Tabelle8.A1" office:value-type="string">
            <text:p text:style-name="P20">password</text:p>
          </table:table-cell>
          <table:table-cell table:style-name="Tabelle8.A1" office:value-type="string">
            <text:p text:style-name="P15">String</text:p>
          </table:table-cell>
          <table:table-cell table:style-name="Tabelle8.A1" office:value-type="string">
            <text:p text:style-name="P21">Geheimnis zur Authentisierung des Redakteurs</text:p>
          </table:table-cell>
        </table:table-row>
        <table:table-row>
          <table:table-cell table:style-name="Tabelle8.A1" office:value-type="string">
            <text:p text:style-name="P18">angemeldet</text:p>
          </table:table-cell>
          <table:table-cell table:style-name="Tabelle8.A1" office:value-type="string">
            <text:p text:style-name="P18">Boolean</text:p>
          </table:table-cell>
          <table:table-cell table:style-name="Tabelle8.A1" office:value-type="string">
            <text:p text:style-name="P18">Angabe darüber, ob der Benutzer angemeldet ist.</text:p>
          </table:table-cell>
        </table:table-row>
      </table:table>
      <text:h text:style-name="P69" text:outline-level="10"><text:bookmark-start text:name="__RefHeading__26466_1659882527"/>Methoden der LoginBean<text:bookmark-end text:name="__RefHeading__26466_1659882527"/></text:h>
      <text:h text:style-name="Heading_20_4" text:outline-level="4"><text:bookmark-start text:name="__RefHeading__30112_1659882527"/>Die ActionListener-Methode <text:span text:style-name="T14">login</text:span>(ActionEvent):void<text:bookmark-end text:name="__RefHeading__30112_1659882527"/></text:h>
      <text:p text:style-name="P2">Diese Methode wird als ActionListener der Schaltfläche “anmelden” angesprochen. Es wird die Eigenschaft “angemeldet” auf den Wert “true” gesetzt, wenn die Eigenschaft “kennwort” dem konstanten <text:span text:style-name="T14">K</text:span>ennwort entspricht.</text:p>
      <text:h text:style-name="Heading_20_4" text:outline-level="4"><text:bookmark-start text:name="__RefHeading__26468_1659882527"/><text:bookmark text:name="h.g0f1f7penycn"/>Die ActionListener-Methode <text:span text:style-name="T14">logout</text:span>(ActionEvent):void<text:bookmark-end text:name="__RefHeading__26468_1659882527"/></text:h>
      <text:p text:style-name="P2">Diese Methode wird als ActionListener der Schaltfläche “abmelden” angesprochen. Es wird die Eigenschaft “angemeldet” auf den Wert “false” gesetzt.</text:p>
      <text:h text:style-name="P54" text:outline-level="10"><text:bookmark-start text:name="__RefHeading__26470_1659882527"/><text:soft-page-break/><text:span text:style-name="T22">Edit</text:span>Bean (Erfassung/Bearbeitung von Dokumenten)<text:bookmark-end text:name="__RefHeading__26470_1659882527"/></text:h>
      <text:h text:style-name="P70" text:outline-level="10"><text:bookmark-start text:name="__RefHeading__26472_1659882527"/><text:bookmark text:name="h.sgl4hnud020m"/>Eigenschaften <text:span text:style-name="T36">der EditBean</text:span><text:bookmark-end text:name="__RefHeading__26472_1659882527"/></text:h>
      <table:table table:name="Tabelle9" table:style-name="Tabelle9">
        <table:table-column table:style-name="Tabelle9.A" table:number-columns-repeated="3"/>
        <table:table-row>
          <table:table-cell table:style-name="Tabelle9.A1" office:value-type="string">
            <text:p text:style-name="P25">Name</text:p>
          </table:table-cell>
          <table:table-cell table:style-name="Tabelle9.A1" office:value-type="string">
            <text:p text:style-name="P25">Datentyp</text:p>
          </table:table-cell>
          <table:table-cell table:style-name="Tabelle9.A1" office:value-type="string">
            <text:p text:style-name="P25">Funktion</text:p>
          </table:table-cell>
        </table:table-row>
        <table:table-row>
          <table:table-cell table:style-name="Tabelle9.A1" office:value-type="string">
            <text:p text:style-name="P19">entityManager</text:p>
          </table:table-cell>
          <table:table-cell table:style-name="Tabelle9.A1" office:value-type="string">
            <text:p text:style-name="P19">EntityManager</text:p>
          </table:table-cell>
          <table:table-cell table:style-name="Tabelle9.A1" office:value-type="string">
            <text:p text:style-name="P19">Ermöglicht den Zugriff auf die Datenbank.</text:p>
          </table:table-cell>
        </table:table-row>
        <table:table-row>
          <table:table-cell table:style-name="Tabelle9.A3" office:value-type="string">
            <text:p text:style-name="P23">aktuellesArchivale</text:p>
          </table:table-cell>
          <table:table-cell table:style-name="Tabelle9.A3" office:value-type="string">
            <text:p text:style-name="P23">Archivale </text:p>
          </table:table-cell>
          <table:table-cell table:style-name="Tabelle9.A3" office:value-type="string">
            <text:p text:style-name="P23">Das Archivale, das bearbeitet werden soll.</text:p>
          </table:table-cell>
        </table:table-row>
        <table:table-row>
          <table:table-cell table:style-name="Tabelle9.A3" office:value-type="string">
            <text:p text:style-name="P15">betreffs</text:p>
          </table:table-cell>
          <table:table-cell table:style-name="Tabelle9.A3" office:value-type="string">
            <text:p text:style-name="P12"><text:span text:style-name="T7">List</text:span><text:span text:style-name="T7">&lt;</text:span><text:span text:style-name="T7">String</text:span><text:span text:style-name="T7">&gt;</text:span></text:p>
          </table:table-cell>
          <table:table-cell table:style-name="Tabelle9.A3" office:value-type="string">
            <text:p text:style-name="P12"><text:span text:style-name="T7">Betreffs</text:span><text:span text:style-name="T7">, </text:span><text:span text:style-name="T7">die</text:span><text:span text:style-name="T7"> </text:span><text:span text:style-name="T7">in</text:span><text:span text:style-name="T7"> </text:span><text:span text:style-name="T7">der</text:span><text:span text:style-name="T7"> </text:span><text:span text:style-name="T7">Datenbank</text:span><text:span text:style-name="T7"> </text:span><text:span text:style-name="T7">vorhanden</text:span><text:span text:style-name="T7"> </text:span><text:span text:style-name="T7">sind</text:span><text:span text:style-name="T7">.</text:span></text:p>
          </table:table-cell>
        </table:table-row>
        <table:table-row>
          <table:table-cell table:style-name="Tabelle9.A1" office:value-type="string">
            <text:p text:style-name="P15">namen</text:p>
          </table:table-cell>
          <table:table-cell table:style-name="Tabelle9.A1" office:value-type="string">
            <text:p text:style-name="P12"><text:span text:style-name="T7">List</text:span><text:span text:style-name="T7">&lt;</text:span><text:span text:style-name="T7">Name</text:span><text:span text:style-name="T7">&gt;</text:span></text:p>
          </table:table-cell>
          <table:table-cell table:style-name="Tabelle9.A1" office:value-type="string">
            <text:p text:style-name="P12"><text:span text:style-name="T7">Namen</text:span><text:span text:style-name="T7">, </text:span><text:span text:style-name="T7">die</text:span><text:span text:style-name="T7"> </text:span><text:span text:style-name="T7">in</text:span><text:span text:style-name="T7"> </text:span><text:span text:style-name="T7">der</text:span><text:span text:style-name="T7"> </text:span><text:span text:style-name="T7">Datenbank</text:span><text:span text:style-name="T7"> </text:span><text:span text:style-name="T7">vorhanden</text:span><text:span text:style-name="T7"> </text:span><text:span text:style-name="T7">sind</text:span><text:span text:style-name="T7">.</text:span></text:p>
          </table:table-cell>
        </table:table-row>
        <table:table-row>
          <table:table-cell table:style-name="Tabelle9.A1" office:value-type="string">
            <text:p text:style-name="P15">organisationseinheiten</text:p>
          </table:table-cell>
          <table:table-cell table:style-name="Tabelle9.A1" office:value-type="string">
            <text:p text:style-name="P12"><text:span text:style-name="T7">List</text:span><text:span text:style-name="T7">&lt;</text:span><text:span text:style-name="T7">Organisationseinheit</text:span><text:span text:style-name="T7">&gt;</text:span></text:p>
          </table:table-cell>
          <table:table-cell table:style-name="Tabelle9.A1" office:value-type="string">
            <text:p text:style-name="P12"><text:span text:style-name="T7">Organisationseinheiten</text:span><text:span text:style-name="T7">, </text:span><text:span text:style-name="T7">die</text:span><text:span text:style-name="T7"> </text:span><text:span text:style-name="T7">in</text:span><text:span text:style-name="T7"> </text:span><text:span text:style-name="T7">der</text:span><text:span text:style-name="T7"> </text:span><text:span text:style-name="T7">Datenbank</text:span><text:span text:style-name="T7"> </text:span><text:span text:style-name="T7">vorhanden</text:span><text:span text:style-name="T7"> </text:span><text:span text:style-name="T7">sind</text:span><text:span text:style-name="T7">.</text:span></text:p>
          </table:table-cell>
        </table:table-row>
        <table:table-row>
          <table:table-cell table:style-name="Tabelle9.A1" office:value-type="string">
            <text:p text:style-name="P15">schlagworte</text:p>
          </table:table-cell>
          <table:table-cell table:style-name="Tabelle9.A1" office:value-type="string">
            <text:p text:style-name="P12"><text:span text:style-name="T7">List</text:span><text:span text:style-name="T7">&lt;</text:span><text:span text:style-name="T7">Schlagwort</text:span><text:span text:style-name="T7">&gt;</text:span></text:p>
          </table:table-cell>
          <table:table-cell table:style-name="Tabelle9.A1" office:value-type="string">
            <text:p text:style-name="P12"><text:span text:style-name="T7">Schlagworte</text:span><text:span text:style-name="T7">, </text:span><text:span text:style-name="T7">die</text:span><text:span text:style-name="T7"> </text:span><text:span text:style-name="T7">in</text:span><text:span text:style-name="T7"> </text:span><text:span text:style-name="T7">der</text:span><text:span text:style-name="T7"> </text:span><text:span text:style-name="T7">Datenbank</text:span><text:span text:style-name="T7"> </text:span><text:span text:style-name="T7">vorhanden</text:span><text:span text:style-name="T7"> </text:span><text:span text:style-name="T7">sind</text:span><text:span text:style-name="T7">.</text:span></text:p>
          </table:table-cell>
        </table:table-row>
        <table:table-row>
          <table:table-cell table:style-name="Tabelle9.A3" office:value-type="string">
            <text:p text:style-name="P24">archivaleNames</text:p>
          </table:table-cell>
          <table:table-cell table:style-name="Tabelle9.A3" office:value-type="string">
            <text:p text:style-name="P27">String</text:p>
          </table:table-cell>
          <table:table-cell table:style-name="Tabelle9.A3" office:value-type="string">
            <text:p text:style-name="P27">Zeichenkette mit durch Komma getrennten Namen, die dem Archivale zugeordnet sind.</text:p>
          </table:table-cell>
        </table:table-row>
        <table:table-row>
          <table:table-cell table:style-name="Tabelle9.A3" office:value-type="string">
            <text:p text:style-name="P24">archivaleSchlageworte</text:p>
          </table:table-cell>
          <table:table-cell table:style-name="Tabelle9.A3" office:value-type="string">
            <text:p text:style-name="P27">String</text:p>
          </table:table-cell>
          <table:table-cell table:style-name="Tabelle9.A3" office:value-type="string">
            <text:p text:style-name="P27">Zeichenkette mit durch Komma getrennten Schlagworten, die dem Archivale zugeordnet sind.</text:p>
          </table:table-cell>
        </table:table-row>
      </table:table>
      <text:h text:style-name="P71" text:outline-level="10"><text:bookmark-start text:name="__RefHeading__26474_1659882527"/><text:bookmark text:name="h.h6ofysjowy5i"/>Methoden der EditBean<text:bookmark-end text:name="__RefHeading__26474_1659882527"/></text:h>
      <text:h text:style-name="Heading_20_4" text:outline-level="4"><text:bookmark-start text:name="__RefHeading__30114_1659882527"/>Die Action-Methode speichere():String<text:bookmark-end text:name="__RefHeading__30114_1659882527"/></text:h>
      <text:p text:style-name="P2">Die Methode “speichere()” speichert Änderungen an den Archivalien.</text:p>
      <text:h text:style-name="Heading_20_4" text:outline-level="4"><text:bookmark-start text:name="__RefHeading__26476_1659882527"/><text:bookmark text:name="h.8ew0hay95uo9"/><text:soft-page-break/>Die Action-Methode erstelle():String<text:bookmark-end text:name="__RefHeading__26476_1659882527"/></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Heading_20_4" text:outline-level="4"><text:bookmark-start text:name="__RefHeading__26478_1659882527"/><text:bookmark text:name="h.98o5raz9pdyk"/>Die Action-Methode lösche():String<text:bookmark-end text:name="__RefHeading__26478_1659882527"/></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h text:style-name="Heading_20_4" text:outline-level="4"><text:bookmark-start text:name="__RefHeading__26480_1659882527"/>Die Action-Methode loadNamen():String<text:bookmark-end text:name="__RefHeading__26480_1659882527"/></text:h>
      <text:p text:style-name="P35"><text:span text:style-name="T24">Lädt die Namen, die dem Archivale zugeordnet ist, <text:s/>aus der Liste </text:span><text:span text:style-name="T5">namen</text:span><text:span text:style-name="T24"> als Komma separierten Text zur Bearbeitung in die Eigenschaft </text:span><text:span text:style-name="T5">archivaleNamen</text:span><text:span text:style-name="T24">.</text:span></text:p>
      <text:h text:style-name="Heading_20_4" text:outline-level="4"><text:bookmark-start text:name="__RefHeading__26482_1659882527"/>Die Action-Methode saveNamen():String<text:bookmark-end text:name="__RefHeading__26482_1659882527"/></text:h>
      <text:p text:style-name="P35"><text:span text:style-name="T24">Speichert die Namen aus der kommaseparierten Zeichenkette </text:span><text:span text:style-name="T5">archivaleNamen</text:span><text:span text:style-name="T24"> in die Liste </text:span><text:span text:style-name="T5">namen</text:span><text:span text:style-name="T24">.</text:span></text:p>
      <text:h text:style-name="Heading_20_4" text:outline-level="4"><text:bookmark-start text:name="__RefHeading__26484_1659882527"/>Die Action-Methode loadOrganisationseinheiten():String<text:bookmark-end text:name="__RefHeading__26484_1659882527"/></text:h>
      <text:p text:style-name="P36">Lädt die zugeordneten Organisationseinheiten aus der Datenbank und speichert sie in der Liste selectedOrganisationseinheiten.</text:p>
      <text:h text:style-name="Heading_20_4" text:outline-level="4"><text:bookmark-start text:name="__RefHeading__26486_1659882527"/>Die Action-Methode saveOrganisationseinheiten():String<text:bookmark-end text:name="__RefHeading__26486_1659882527"/></text:h>
      <text:p text:style-name="P37">Speichert die Zuordnungen der ausgewählten Organisationseinheiten aus der Eigenschaft selectedOrganisationseinheiten in die Datenbank.</text:p>
      <text:h text:style-name="Heading_20_4" text:outline-level="4"><text:bookmark-start text:name="__RefHeading__26488_1659882527"/>Die Action-Methode loadSchlagworte():String<text:bookmark-end text:name="__RefHeading__26488_1659882527"/></text:h>
      <text:p text:style-name="P35"><text:span text:style-name="T24">Lädt die Schlagworte, die dem Archivale zugeordnet ist, <text:s/>aus der Liste </text:span><text:span text:style-name="T5">schlagworte</text:span><text:span text:style-name="T24"> als Komma separierten Text zur Bearbeitung in die Eigenschaft </text:span><text:span text:style-name="T5">archivaleSchlagworte</text:span><text:span text:style-name="T24">.</text:span></text:p>
      <text:h text:style-name="Heading_20_4" text:outline-level="4"><text:bookmark-start text:name="__RefHeading__26490_1659882527"/>Die Action-Methode saveSchlagworte():String<text:bookmark-end text:name="__RefHeading__26490_1659882527"/></text:h>
      <text:p text:style-name="P35"><text:span text:style-name="T24">Speichert die Schlagworte aus der kommaseparierten Zeichenkette </text:span><text:span text:style-name="T5">archivaleSchlagworte</text:span><text:span text:style-name="T24"> in die Liste </text:span><text:span text:style-name="T5">schlagworte</text:span><text:span text:style-name="T24">.</text:span></text:p>
      <text:h text:style-name="P51" text:outline-level="10"><text:bookmark-start text:name="__RefHeading__26594_1659882527"/>Entwicklungsteam<text:bookmark-end text:name="__RefHeading__26594_1659882527"/></text:h>
      <text:p text:style-name="Standard">Britzke, Burghard</text:p>
      <text:p text:style-name="Standard">Cavael, Mike</text:p>
      <text:p text:style-name="Standard">Dreher, Miriam</text:p>
      <text:p text:style-name="Standard">Eger, Maria</text:p>
      <text:p text:style-name="Standard">Hansen, Christopher</text:p>
      <text:p text:style-name="Standard">Junghans, Nino</text:p>
      <text:p text:style-name="Standard">Müller, Maximilian</text:p>
      <text:p text:style-name="Standard">Naumann, Janine </text:p>
      <text:p text:style-name="Standard">Özulus, Ferhat</text:p>
      <text:p text:style-name="Standard">Runge,Valentin</text:p>
      <text:p text:style-name="Standard">Schulz, Atilla</text:p>
      <text:p text:style-name="Standard">Spazier, Daniela</text:p>
      <text:p text:style-name="Standard">Wiezorek, Dominic</text:p>
      <text:h text:style-name="P52" text:outline-level="10"><text:bookmark-start text:name="__RefHeading__26494_1659882527"/>Glossar<text:bookmark-end text:name="__RefHeading__26494_1659882527"/></text:h>
      <text:p text:style-name="Standard"><text:span text:style-name="T8">Archiv</text:span>: Datenbank, die unbenutzte Dokumente verschiedener Medien (Fotos, Briefe, CDs usw.) aufbewahrt.</text:p>
      <text:p text:style-name="P8"><text:span text:style-name="T8">Archivale</text:span>: (neutrum, Plural Archivalien), ein einzelnes Dokument aus einem Archiv, unspezifischer Überbegriff für eine (physische) Einheit eines Archivguts.</text:p>
      <text:p text:style-name="P8"><text:span text:style-name="T8">Archivalische</text:span><text:span text:style-name="T8"> </text:span><text:span text:style-name="T8">Einheit</text:span><text:span text:style-name="T8">:</text:span> Kleinste gezielt bestellbare Archivguteinheit auf je nach Verzeichnungsdichte unterschiedlicher Tektonikstufe (Karton, Akt, Einzelstück)</text:p>
      <text:p text:style-name="P8"><text:span text:style-name="T8">Archivgut</text:span><text:span text:style-name="T8">:</text:span> die „archivwürdigen“ und daher in Archiven auf Dauer aufbewahrten Segmente von Registraturgut. Die Einzelkomponenten bezeichnet man als Archivalien (Singular: die Archivalie, das Archivale).</text:p>
      <text:p text:style-name="P8"><text:span text:style-name="T8">Archivierung</text:span><text:span text:style-name="T8">:</text:span> die sachgemäße Aufbewahrung und Nutzbarmachung von Archivgut durch Bewertung, Erschließung, Erhaltung und Bereitstellung</text:p>
      <text:p text:style-name="P8"><text:span text:style-name="T8">Benutzer</text:span><text:span text:style-name="T8">: </text:span>Die Personen, die mit der Archivdatenbank mittels ihres Rechners verbunden sind.</text:p>
      <text:p text:style-name="P8"><text:span text:style-name="T8">Checkbox</text:span><text:span text:style-name="T8">:</text:span> Eine Schaltfläche zur Anwahl einer vom Programm zur verfügung gestellten Option.</text:p>
      <text:p text:style-name="P8"><text:span text:style-name="T8">Eintrag</text:span><text:span text:style-name="T8">(</text:span><text:span text:style-name="T8">ung</text:span><text:span text:style-name="T8">):</text:span> kleinste zusammenhängende, in sich abgeschlossene logische Texteinheit vor allem in Geschäftsbüchern (Amtsbüchern)</text:p>
      <text:p text:style-name="P8"><text:span text:style-name="T8">Findbuch</text:span><text:span text:style-name="T8">:</text:span> Verzeichnis aller Archivalien eines Archivs</text:p>
      <text:p text:style-name="P8"><text:span text:style-name="T8">Rechercheur</text:span><text:span text:style-name="T8">: </text:span>Ein Benutzer, der die Datenbankeinträge lesen, aber nicht bearbeiten kann.</text:p>
      <text:p text:style-name="P8"><text:span text:style-name="T8">Redakteur</text:span><text:span text:style-name="T8">: </text:span>Ein Benutzer mit dem Recht, die Einträge der Datenbank zu bearbeiten.</text:p>
      <text:p text:style-name="P8"><text:span text:style-name="T8">Repertorium</text:span><text:span text:style-name="T8">: </text:span>siehe Findbuch</text:p>
      <text:p text:style-name="P8"><text:span text:style-name="T8">Schlagwort</text:span><text:span text:style-name="T8">:</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auto-update="true" style:default-outline-level="1"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0pt" fo:font-weight="bold" style:font-size-asian="27pt" style:font-weight-asian="bold" style:font-size-complex="27pt" style:font-weight-complex="bold"/>
    </style:style>
    <style:style style:name="Heading_20_2" style:display-name="Heading 2" style:family="paragraph" style:parent-style-name="Standard" style:next-style-name="Standard" style:auto-update="true" style:default-outline-level="2" style:class="text" style:master-page-name="">
      <style:paragraph-properties fo:margin-top="0.635cm" fo:margin-bottom="0.141cm" style:contextual-spacing="false" fo:line-height="115%" style:page-number="auto" fo:break-before="auto" fo:break-after="auto" fo:keep-with-next="always" style:writing-mode="lr-tb"/>
      <style:text-properties fo:font-size="18pt" fo:font-weight="bold" style:font-size-asian="24pt" style:font-weight-asian="bold" style:font-size-complex="24pt" style:font-weight-complex="bold"/>
    </style:style>
    <style:style style:name="Heading_20_3" style:display-name="Heading 3" style:family="paragraph" style:parent-style-name="Standard" style:next-style-name="Standard" style:default-outline-level="3" style:class="text" style:master-page-name="">
      <style:paragraph-properties fo:margin-top="0.494cm" fo:margin-bottom="0.141cm" style:contextual-spacing="false" fo:line-height="115%" style:page-number="auto" fo:break-before="auto" fo:break-after="auto" fo:keep-with-next="always" style:writing-mode="lr-tb"/>
      <style:text-properties fo:color="#666666" fo:font-size="16pt" fo:font-weight="bold" style:font-size-asian="18pt" style:font-weight-asian="bold" style:font-size-complex="18pt" style:font-weight-complex="bold"/>
    </style:style>
    <style:style style:name="Heading_20_4" style:display-name="Heading 4" style:family="paragraph" style:parent-style-name="Standard" style:default-outline-level="4" style:class="text" style:master-page-name="">
      <style:paragraph-properties fo:margin-top="0.423cm" fo:margin-bottom="0.071cm" style:contextual-spacing="false" fo:line-height="115%" fo:hyphenation-ladder-count="2" style:page-number="auto" fo:break-before="auto" fo:break-after="auto" style:shadow="none" fo:keep-with-next="always" style:writing-mode="lr-tb"/>
      <style:text-properties fo:color="#666666" fo:font-size="15pt" fo:font-style="normal" fo:font-weight="bold" style:font-size-asian="11pt" style:font-style-asian="italic" style:font-size-complex="11pt" style:font-style-complex="italic" fo:hyphenate="true" fo:hyphenation-remain-char-count="2" fo:hyphenation-push-char-count="2"/>
    </style:style>
    <style:style style:name="Heading_20_5" style:display-name="Heading 5" style:family="paragraph" style:parent-style-name="Standard" style:default-outline-level="5"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default-outline-level="6"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4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0.6cm" fo:margin-right="0cm" fo:margin-top="0cm" fo:margin-bottom="0cm" style:contextual-spacing="false" fo:text-indent="0cm" style:auto-text-indent="false">
        <style:tab-stops>
          <style:tab-stop style:position="15.01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03.01.13</text:modification-date></text:span><text:span text:style-name="MT1"> </text:span><text:span text:style-name="MT1"><text:modification-time style:data-style-name="N40">14:38</text:modification-time></text:span><text:span text:style-name="MT1"><text:tab/></text:span><text:span text:style-name="MT1"><text:page-number text:select-page="current">2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dc:creator>Burghard Britzke</dc:creator>
    <meta:editing-cycles>34</meta:editing-cycles>
    <dc:date>2013-01-03T14:38:31</dc:date>
    <meta:editing-duration>P1DT8H56M39S</meta:editing-duration>
    <meta:document-statistic meta:table-count="10" meta:image-count="19" meta:object-count="0" meta:page-count="20" meta:paragraph-count="362" meta:word-count="2989" meta:character-count="23639" meta:non-whitespace-character-count="21053"/>
  </office:meta>
</office:document-meta>
</file>